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2780" officeooo:paragraph-rsid="000d278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e958" officeooo:paragraph-rsid="000de95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3eb4" officeooo:paragraph-rsid="000e3eb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4699" officeooo:paragraph-rsid="000f4699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d2780" officeooo:paragraph-rsid="000d278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de958" officeooo:paragraph-rsid="000de958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e3eb4" officeooo:paragraph-rsid="000e3eb4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f4699" officeooo:paragraph-rsid="000f4699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 WhatsApp Backend Overview</text:p>
      <text:p text:style-name="Standard"/>
      <text:p text:style-name="Standard">WhatsApp is a widely-used messaging application that provides real-time communication for billions of users around the world. Understanding the backend architecture of WhatsApp involves diving into the technologies and infrastructure that support its seamless messaging experience.</text:p>
      <text:p text:style-name="Standard"/>
      <text:p text:style-name="Standard">#### Tech Stack Used by WhatsApp</text:p>
      <text:p text:style-name="Standard"/>
      <text:p text:style-name="Standard">1. **Programming Languages:**</text:p>
      <text:p text:style-name="Standard"><text:s text:c="3"/>- **Erlang**: WhatsApp's core messaging system is built using Erlang, a language known for its ability to handle concurrent connections and provide fault-tolerant systems.</text:p>
      <text:p text:style-name="Standard"><text:s text:c="3"/>- **C++**: Used for various system-level programming needs.</text:p>
      <text:p text:style-name="Standard"><text:s text:c="3"/>- **Java**: Used in various backend services and for the Android app.</text:p>
      <text:p text:style-name="Standard"><text:s text:c="3"/>- **JavaScript/React Native**: For cross-platform mobile development.</text:p>
      <text:p text:style-name="Standard"/>
      <text:p text:style-name="Standard">2. **Databases:**</text:p>
      <text:p text:style-name="Standard"><text:s text:c="3"/>- **Mnesia**: WhatsApp uses Mnesia, an Erlang-based distributed database, for storing metadata and user information.</text:p>
      <text:p text:style-name="Standard"><text:s text:c="3"/>- **MySQL**: For relational data storage.</text:p>
      <text:p text:style-name="Standard"><text:s text:c="3"/>- **Cassandra**: A NoSQL database used for handling large amounts of data across multiple servers.</text:p>
      <text:p text:style-name="Standard"/>
      <text:p text:style-name="Standard">3. **Messaging Protocol:**</text:p>
      <text:p text:style-name="Standard"><text:s text:c="3"/>- **XMPP (Extensible Messaging and Presence Protocol)**: Initially used for message exchange. WhatsApp has heavily customized it to suit their needs.</text:p>
      <text:p text:style-name="Standard"/>
      <text:p text:style-name="Standard">4. **Servers:**</text:p>
      <text:p text:style-name="Standard"><text:s text:c="3"/>- **Custom Erlang servers**: Designed to handle millions of connections per server.</text:p>
      <text:p text:style-name="Standard"><text:s text:c="3"/>- **FreeBSD**: Operating system used for its network stack.</text:p>
      <text:p text:style-name="Standard"/>
      <text:p text:style-name="Standard">5. **Networking:**</text:p>
      <text:p text:style-name="Standard"><text:s text:c="3"/>- **TLS/SSL**: For secure data transmission.</text:p>
      <text:p text:style-name="Standard"><text:s text:c="3"/>- **TCP**: Transmission Control Protocol for reliable communication.</text:p>
      <text:p text:style-name="Standard"/>
      <text:p text:style-name="Standard">6. **Infrastructure:**</text:p>
      <text:p text:style-name="Standard"><text:s text:c="3"/>- **Data Centers**: Spread across the globe to ensure low latency and high availability.</text:p>
      <text:p text:style-name="Standard"><text:s text:c="3"/>- **Load Balancers**: To distribute the load across servers.</text:p>
      <text:p text:style-name="Standard"/>
      <text:p text:style-name="Standard">### Basic WhatsApp Backend Architecture</text:p>
      <text:p text:style-name="Standard"/>
      <text:p text:style-name="Standard">Here is a simplified overview of how a basic WhatsApp-like messaging app backend could be structured:</text:p>
      <text:p text:style-name="Standard"/>
      <text:p text:style-name="Standard">#### Components:</text:p>
      <text:p text:style-name="Standard">1. **Client Applications**: Mobile and web apps used by the end users.</text:p>
      <text:p text:style-name="Standard">2. **API Gateway**: Manages API requests and directs them to the appropriate services.</text:p>
      <text:p text:style-name="Standard">3. **Authentication Service**: Manages user authentication and session management.</text:p>
      <text:p text:style-name="Standard">4. **Messaging Service**: Handles sending and receiving messages.</text:p>
      <text:p text:style-name="Standard">5. **User Service**: Manages user profiles, contacts, and settings.</text:p>
      <text:p text:style-name="Standard">6. **Database**: Stores user data, messages, and metadata.</text:p>
      <text:p text:style-name="Standard"/>
      <text:p text:style-name="Standard">### Real WhatsApp Backend Architecture</text:p>
      <text:p text:style-name="Standard"><text:soft-page-break/></text:p>
      <text:p text:style-name="Standard">The real backend architecture of WhatsApp is much more complex and optimized for scale and reliability.</text:p>
      <text:p text:style-name="Standard"/>
      <text:p text:style-name="Standard">#### Components:</text:p>
      <text:p text:style-name="Standard">1. **Client Applications**: Mobile and web apps.</text:p>
      <text:p text:style-name="Standard">2. **API Gateway**: Manages and secures API requests.</text:p>
      <text:p text:style-name="Standard">3. **Authentication Service**: Handles user authentication and session tokens.</text:p>
      <text:p text:style-name="Standard">4. **Messaging Service**: Processes and routes messages in real-time.</text:p>
      <text:p text:style-name="Standard">5. **Presence Service**: Tracks and updates user presence status.</text:p>
      <text:p text:style-name="Standard">6. **User Service**: Manages user data, contacts, groups, and settings.</text:p>
      <text:p text:style-name="Standard">7. **Media Service**: Handles the storage and delivery of media files.</text:p>
      <text:p text:style-name="Standard">8. **Notification Service**: Sends push notifications and alerts.</text:p>
      <text:p text:style-name="Standard">9. **Monitoring and Logging**: Tracks system performance and logs errors.</text:p>
      <text:p text:style-name="Standard">10. **Databases**: </text:p>
      <text:p text:style-name="Standard"><text:s text:c="4"/>- **Mnesia**: For real-time data storage.</text:p>
      <text:p text:style-name="Standard"><text:s text:c="4"/>- **MySQL**: For relational data.</text:p>
      <text:p text:style-name="Standard"><text:s text:c="4"/>- **Cassandra**: For large-scale distributed storage.</text:p>
      <text:p text:style-name="Standard">11. **Load Balancers**: Distribute traffic across multiple servers.</text:p>
      <text:p text:style-name="Standard">12. **Global Data Centers**: Ensure high availability and low latency.</text:p>
      <text:p text:style-name="Standard"/>
      <text:p text:style-name="Standard">### Basic WhatsApp Backend Architecture Diagram</text:p>
      <text:p text:style-name="Standard"/>
      <text:p text:style-name="Standard">```mermaid</text:p>
      <text:p text:style-name="Standard">graph TD</text:p>
      <text:p text:style-name="Standard"><text:s text:c="4"/>A[Client Apps] --&gt; B[API Gateway]</text:p>
      <text:p text:style-name="Standard"><text:s text:c="4"/>B --&gt; C[Authentication Service]</text:p>
      <text:p text:style-name="Standard"><text:s text:c="4"/>B --&gt; D[Messaging Service]</text:p>
      <text:p text:style-name="Standard"><text:s text:c="4"/>B --&gt; E[User Service]</text:p>
      <text:p text:style-name="Standard"><text:s text:c="4"/>D --&gt; F[Database]</text:p>
      <text:p text:style-name="Standard"/>
      <text:p text:style-name="Standard"><text:s text:c="4"/>F --&gt; |Read/Write| D</text:p>
      <text:p text:style-name="Standard"><text:s text:c="4"/>F --&gt; |Read/Write| E</text:p>
      <text:p text:style-name="Standard">```</text:p>
      <text:p text:style-name="Standard"/>
      <text:p text:style-name="Standard">### Real WhatsApp Backend Architecture Diagram</text:p>
      <text:p text:style-name="Standard"/>
      <text:p text:style-name="Standard">```mermaid</text:p>
      <text:p text:style-name="Standard">graph TD</text:p>
      <text:p text:style-name="Standard"><text:s text:c="4"/>A[Client Apps] --&gt; B[API Gateway]</text:p>
      <text:p text:style-name="Standard"><text:s text:c="4"/>B --&gt; C[Authentication Service]</text:p>
      <text:p text:style-name="Standard"><text:s text:c="4"/>B --&gt; D[Messaging Service]</text:p>
      <text:p text:style-name="Standard"><text:s text:c="4"/>B --&gt; E[Presence Service]</text:p>
      <text:p text:style-name="Standard"><text:s text:c="4"/>B --&gt; F[User Service]</text:p>
      <text:p text:style-name="Standard"><text:s text:c="4"/>B --&gt; G[Media Service]</text:p>
      <text:p text:style-name="Standard"><text:s text:c="4"/>B --&gt; H[Notification Service]</text:p>
      <text:p text:style-name="Standard"><text:s text:c="4"/>B --&gt; I[Monitoring and Logging]</text:p>
      <text:p text:style-name="Standard"/>
      <text:p text:style-name="Standard"><text:s text:c="4"/>D --&gt; J[Mnesia]</text:p>
      <text:p text:style-name="Standard"><text:s text:c="4"/>F --&gt; K[MySQL]</text:p>
      <text:p text:style-name="Standard"><text:s text:c="4"/>G --&gt; L[Cassandra]</text:p>
      <text:p text:style-name="Standard"/>
      <text:p text:style-name="Standard"><text:soft-page-break/><text:s text:c="4"/>J --&gt; D</text:p>
      <text:p text:style-name="Standard"><text:s text:c="4"/>K --&gt; F</text:p>
      <text:p text:style-name="Standard"><text:s text:c="4"/>L --&gt; G</text:p>
      <text:p text:style-name="Standard"/>
      <text:p text:style-name="Standard"><text:s text:c="4"/>M[Load Balancers] --&gt; B</text:p>
      <text:p text:style-name="Standard"><text:s text:c="4"/>N[Global Data Centers] --&gt; M</text:p>
      <text:p text:style-name="Standard">```</text:p>
      <text:p text:style-name="Standard"/>
      <text:p text:style-name="Standard">### File Containing the Backend Architecture of WhatsApp</text:p>
      <text:p text:style-name="Standard"/>
      <text:p text:style-name="Standard">```plaintext</text:p>
      <text:p text:style-name="Standard"># WhatsApp Backend Architecture</text:p>
      <text:p text:style-name="Standard"/>
      <text:p text:style-name="Standard">## Basic WhatsApp Backend Architecture</text:p>
      <text:p text:style-name="Standard"/>
      <text:p text:style-name="Standard">### Components:</text:p>
      <text:p text:style-name="Standard">1. **Client Applications**: Mobile and web apps used by the end users.</text:p>
      <text:p text:style-name="Standard">2. **API Gateway**: Manages API requests and directs them to the appropriate services.</text:p>
      <text:p text:style-name="Standard">3. **Authentication Service**: Manages user authentication and session management.</text:p>
      <text:p text:style-name="Standard">4. **Messaging Service**: Handles sending and receiving messages.</text:p>
      <text:p text:style-name="Standard">5. **User Service**: Manages user profiles, contacts, and settings.</text:p>
      <text:p text:style-name="Standard">6. **Database**: Stores user data, messages, and metadata.</text:p>
      <text:p text:style-name="Standard"/>
      <text:p text:style-name="Standard">### Diagram:</text:p>
      <text:p text:style-name="Standard">```mermaid</text:p>
      <text:p text:style-name="Standard">graph TD</text:p>
      <text:p text:style-name="Standard"><text:s text:c="4"/>A[Client Apps] --&gt; B[API Gateway]</text:p>
      <text:p text:style-name="Standard"><text:s text:c="4"/>B --&gt; C[Authentication Service]</text:p>
      <text:p text:style-name="Standard"><text:s text:c="4"/>B --&gt; D[Messaging Service]</text:p>
      <text:p text:style-name="Standard"><text:s text:c="4"/>B --&gt; E[User Service]</text:p>
      <text:p text:style-name="Standard"><text:s text:c="4"/>D --&gt; F[Database]</text:p>
      <text:p text:style-name="Standard"/>
      <text:p text:style-name="Standard"><text:s text:c="4"/>F --&gt; |Read/Write| D</text:p>
      <text:p text:style-name="Standard"><text:s text:c="4"/>F --&gt; |Read/Write| E</text:p>
      <text:p text:style-name="Standard">```</text:p>
      <text:p text:style-name="Standard"/>
      <text:p text:style-name="Standard">## Real WhatsApp Backend Architecture</text:p>
      <text:p text:style-name="Standard"/>
      <text:p text:style-name="Standard">### Components:</text:p>
      <text:p text:style-name="Standard">1. **Client Applications**: Mobile and web apps.</text:p>
      <text:p text:style-name="Standard">2. **API Gateway**: Manages and secures API requests.</text:p>
      <text:p text:style-name="Standard">3. **Authentication Service**: Handles user authentication and session tokens.</text:p>
      <text:p text:style-name="Standard">4. **Messaging Service**: Processes and routes messages in real-time.</text:p>
      <text:p text:style-name="Standard">5. **Presence Service**: Tracks and updates user presence status.</text:p>
      <text:p text:style-name="Standard">6. **User Service**: Manages user data, contacts, groups, and settings.</text:p>
      <text:p text:style-name="Standard">7. **Media Service**: Handles the storage and delivery of media files.</text:p>
      <text:p text:style-name="Standard">8. **Notification Service**: Sends push notifications and alerts.</text:p>
      <text:p text:style-name="Standard">9. **Monitoring and Logging**: Tracks system performance and logs errors.</text:p>
      <text:p text:style-name="Standard">10. **Databases**: </text:p>
      <text:p text:style-name="Standard"><text:s text:c="4"/>- **Mnesia**: For real-time data storage.</text:p>
      <text:p text:style-name="Standard"><text:s text:c="4"/>- **MySQL**: For relational data.</text:p>
      <text:p text:style-name="Standard"><text:s text:c="4"/>- **Cassandra**: For large-scale distributed storage.</text:p>
      <text:p text:style-name="Standard"><text:soft-page-break/>11. **Load Balancers**: Distribute traffic across multiple servers.</text:p>
      <text:p text:style-name="Standard">12. **Global Data Centers**: Ensure high availability and low latency.</text:p>
      <text:p text:style-name="Standard"/>
      <text:p text:style-name="Standard">### Diagram:</text:p>
      <text:p text:style-name="Standard">```mermaid</text:p>
      <text:p text:style-name="Standard">graph TD</text:p>
      <text:p text:style-name="Standard"><text:s text:c="4"/>A[Client Apps] --&gt; B[API Gateway]</text:p>
      <text:p text:style-name="Standard"><text:s text:c="4"/>B --&gt; C[Authentication Service]</text:p>
      <text:p text:style-name="Standard"><text:s text:c="4"/>B --&gt; D[Messaging Service]</text:p>
      <text:p text:style-name="Standard"><text:s text:c="4"/>B --&gt; E[Presence Service]</text:p>
      <text:p text:style-name="Standard"><text:s text:c="4"/>B --&gt; F[User Service]</text:p>
      <text:p text:style-name="Standard"><text:s text:c="4"/>B --&gt; G[Media Service]</text:p>
      <text:p text:style-name="Standard"><text:s text:c="4"/>B --&gt; H[Notification Service]</text:p>
      <text:p text:style-name="Standard"><text:s text:c="4"/>B --&gt; I[Monitoring and Logging]</text:p>
      <text:p text:style-name="Standard"/>
      <text:p text:style-name="Standard"><text:s text:c="4"/>D --&gt; J[Mnesia]</text:p>
      <text:p text:style-name="Standard"><text:s text:c="4"/>F --&gt; K[MySQL]</text:p>
      <text:p text:style-name="Standard"><text:s text:c="4"/>G --&gt; L[Cassandra]</text:p>
      <text:p text:style-name="Standard"/>
      <text:p text:style-name="Standard"><text:s text:c="4"/>J --&gt; D</text:p>
      <text:p text:style-name="Standard"><text:s text:c="4"/>K --&gt; F</text:p>
      <text:p text:style-name="Standard"><text:s text:c="4"/>L --&gt; G</text:p>
      <text:p text:style-name="Standard"/>
      <text:p text:style-name="Standard"><text:s text:c="4"/>M[Load Balancers] --&gt; B</text:p>
      <text:p text:style-name="Standard"><text:s text:c="4"/>N[Global Data Centers] --&gt; M</text:p>
      <text:p text:style-name="Standard">```</text:p>
      <text:p text:style-name="Standard">```</text:p>
      <text:p text:style-name="Standard"/>
      <text:p text:style-name="Standard">This file provides a clear overview of both a basic and the real WhatsApp backend architecture, highlighting the key components and their interactions.</text:p>
      <text:p text:style-name="Standard"/>
      <text:p text:style-name="Standard"/>
      <text:p text:style-name="Standard"/>
      <text:p text:style-name="P1">2<text:span text:style-name="T1">nd</text:span> try</text:p>
      <text:p text:style-name="P1"/>
      <text:p text:style-name="P5">Creating a WhatsApp-like backend using Node.js with similar performance and scalability is a challenging but feasible task. Node.js is well-suited for real-time applications due to its non-blocking, event-driven architecture. Here is an overview of how you can approach building a scalable and high-performance backend for a messaging application like WhatsApp.</text:p>
      <text:p text:style-name="P5"/>
      <text:p text:style-name="P5">### Tech Stack for WhatsApp-like Backend using Node.js</text:p>
      <text:p text:style-name="P5"/>
      <text:p text:style-name="P5">1. **Programming Language:** JavaScript/TypeScript (Node.js)</text:p>
      <text:p text:style-name="P5">2. **Web Framework:** Express.js</text:p>
      <text:p text:style-name="P5">3. **WebSocket Library:** Socket.IO or ws</text:p>
      <text:p text:style-name="P5">4. **Database:** </text:p>
      <text:p text:style-name="P5"><text:s text:c="3"/>- **Primary:** MongoDB or PostgreSQL for user data, messages, and metadata</text:p>
      <text:p text:style-name="P5"><text:s text:c="3"/>- **Secondary:** Redis for caching and fast data retrieval</text:p>
      <text:p text:style-name="P5">5. **Authentication:** JWT (JSON Web Tokens) or OAuth</text:p>
      <text:p text:style-name="P5">6. **Load Balancing:** Nginx or HAProxy</text:p>
      <text:p text:style-name="P5">7. **Deployment:** Docker and Kubernetes</text:p>
      <text:p text:style-name="P5">8. **Monitoring:** Prometheus and Grafana</text:p>
      <text:p text:style-name="P5"><text:soft-page-break/>9. **Messaging Protocol:** Custom over WebSockets or HTTP/2</text:p>
      <text:p text:style-name="P5"/>
      <text:p text:style-name="P5">### Backend Architecture</text:p>
      <text:p text:style-name="P5"/>
      <text:p text:style-name="P5">#### Components:</text:p>
      <text:p text:style-name="P5"/>
      <text:p text:style-name="P5">1. **Client Applications:** Mobile and web apps</text:p>
      <text:p text:style-name="P5">2. **API Gateway:** Manages API requests and routes them to appropriate services</text:p>
      <text:p text:style-name="P5">3. **Authentication Service:** Manages user authentication and session tokens</text:p>
      <text:p text:style-name="P5">4. **Messaging Service:** Handles sending and receiving messages in real-time</text:p>
      <text:p text:style-name="P5">5. **Presence Service:** Tracks and updates user presence status</text:p>
      <text:p text:style-name="P5">6. **User Service:** Manages user data, contacts, groups, and settings</text:p>
      <text:p text:style-name="P5">7. **Media Service:** Handles storage and delivery of media files</text:p>
      <text:p text:style-name="P5">8. **Notification Service:** Sends push notifications and alerts</text:p>
      <text:p text:style-name="P5">9. **Monitoring and Logging:** Tracks system performance and logs errors</text:p>
      <text:p text:style-name="P5">10. **Databases:**</text:p>
      <text:p text:style-name="P5"><text:s text:c="4"/>- **MongoDB/PostgreSQL:** For primary data storage</text:p>
      <text:p text:style-name="P5"><text:s text:c="4"/>- **Redis:** For caching and session storage</text:p>
      <text:p text:style-name="P5">11. **Load Balancers:** Distribute traffic across multiple servers</text:p>
      <text:p text:style-name="P5">12. **Global Data Centers:** Ensure high availability and low latency</text:p>
      <text:p text:style-name="P5"/>
      <text:p text:style-name="P5">### Project Overview</text:p>
      <text:p text:style-name="P5"/>
      <text:p text:style-name="P5">1. **Setup Node.js and Express.js:**</text:p>
      <text:p text:style-name="P5"><text:s text:c="3"/>- Initialize a new Node.js project with Express.js.</text:p>
      <text:p text:style-name="P5"><text:s text:c="3"/>- Setup the project structure with appropriate directories for controllers, models, routes, and services.</text:p>
      <text:p text:style-name="P5"/>
      <text:p text:style-name="P5">2. **Implement WebSocket Communication:**</text:p>
      <text:p text:style-name="P5"><text:s text:c="3"/>- Use Socket.IO or ws for handling real-time communication.</text:p>
      <text:p text:style-name="P5"><text:s text:c="3"/>- Set up WebSocket connection and event handlers for messaging.</text:p>
      <text:p text:style-name="P5"/>
      <text:p text:style-name="P5">3. **Database Schema Design:**</text:p>
      <text:p text:style-name="P5"><text:s text:c="3"/>- Design MongoDB or PostgreSQL schemas for users, messages, groups, and media.</text:p>
      <text:p text:style-name="P5"><text:s text:c="3"/>- Use Mongoose (for MongoDB) or Sequelize (for PostgreSQL) for ORM.</text:p>
      <text:p text:style-name="P5"/>
      <text:p text:style-name="P5">4. **Authentication and Authorization:**</text:p>
      <text:p text:style-name="P5"><text:s text:c="3"/>- Implement JWT-based authentication.</text:p>
      <text:p text:style-name="P5"><text:s text:c="3"/>- Protect routes and WebSocket connections using middleware.</text:p>
      <text:p text:style-name="P5"/>
      <text:p text:style-name="P5">5. **Messaging and Presence Services:**</text:p>
      <text:p text:style-name="P5"><text:s text:c="3"/>- Develop services to handle sending, receiving, and storing messages.</text:p>
      <text:p text:style-name="P5"><text:s text:c="3"/>- Implement presence tracking to update user status in real-time.</text:p>
      <text:p text:style-name="P5"/>
      <text:p text:style-name="P5">6. **Media Service:**</text:p>
      <text:p text:style-name="P5"><text:s text:c="3"/>- Create endpoints for uploading, storing, and retrieving media files.</text:p>
      <text:p text:style-name="P5"><text:s text:c="3"/>- Use cloud storage solutions like AWS S3 for scalability.</text:p>
      <text:p text:style-name="P5"/>
      <text:p text:style-name="P5">7. **Notification Service:**</text:p>
      <text:p text:style-name="P5"><text:s text:c="3"/>- Use FCM (Firebase Cloud Messaging) or APNs (Apple Push Notification service) for push notifications.</text:p>
      <text:p text:style-name="P5"/>
      <text:p text:style-name="P5"><text:soft-page-break/>8. **Monitoring and Logging:**</text:p>
      <text:p text:style-name="P5"><text:s text:c="3"/>- Integrate Prometheus for monitoring and Grafana for visualization.</text:p>
      <text:p text:style-name="P5"><text:s text:c="3"/>- Use Winston or Bunyan for logging.</text:p>
      <text:p text:style-name="P5"/>
      <text:p text:style-name="P5">9. **Deployment:**</text:p>
      <text:p text:style-name="P5"><text:s text:c="3"/>- Dockerize the application.</text:p>
      <text:p text:style-name="P5"><text:s text:c="3"/>- Use Kubernetes for orchestration and managing containers.</text:p>
      <text:p text:style-name="P5"><text:s text:c="3"/>- Set up CI/CD pipelines for automated deployment.</text:p>
      <text:p text:style-name="P5"/>
      <text:p text:style-name="P5">### Basic WhatsApp-like Backend Architecture Diagram</text:p>
      <text:p text:style-name="P5"/>
      <text:p text:style-name="P5">```mermaid</text:p>
      <text:p text:style-name="P5">graph TD</text:p>
      <text:p text:style-name="P5"><text:s text:c="4"/>A[Client Apps] --&gt; B[API Gateway]</text:p>
      <text:p text:style-name="P5"><text:s text:c="4"/>B --&gt; C[Authentication Service]</text:p>
      <text:p text:style-name="P5"><text:s text:c="4"/>B --&gt; D[Messaging Service]</text:p>
      <text:p text:style-name="P5"><text:s text:c="4"/>B --&gt; E[Presence Service]</text:p>
      <text:p text:style-name="P5"><text:s text:c="4"/>B --&gt; F[User Service]</text:p>
      <text:p text:style-name="P5"><text:s text:c="4"/>B --&gt; G[Media Service]</text:p>
      <text:p text:style-name="P5"><text:s text:c="4"/>B --&gt; H[Notification Service]</text:p>
      <text:p text:style-name="P5"><text:s text:c="4"/>B --&gt; I[Monitoring and Logging]</text:p>
      <text:p text:style-name="P5"/>
      <text:p text:style-name="P5"><text:s text:c="4"/>D --&gt; J[MongoDB/PostgreSQL]</text:p>
      <text:p text:style-name="P5"><text:s text:c="4"/>F --&gt; K[MongoDB/PostgreSQL]</text:p>
      <text:p text:style-name="P5"><text:s text:c="4"/>G --&gt; L[MongoDB/PostgreSQL]</text:p>
      <text:p text:style-name="P5"><text:s text:c="4"/>E --&gt; M[Redis]</text:p>
      <text:p text:style-name="P5"/>
      <text:p text:style-name="P5"><text:s text:c="4"/>J --&gt; D</text:p>
      <text:p text:style-name="P5"><text:s text:c="4"/>K --&gt; F</text:p>
      <text:p text:style-name="P5"><text:s text:c="4"/>L --&gt; G</text:p>
      <text:p text:style-name="P5"><text:s text:c="4"/>M --&gt; E</text:p>
      <text:p text:style-name="P5"/>
      <text:p text:style-name="P5"><text:s text:c="4"/>N[Load Balancers] --&gt; B</text:p>
      <text:p text:style-name="P5"><text:s text:c="4"/>O[Global Data Centers] --&gt; N</text:p>
      <text:p text:style-name="P5">```</text:p>
      <text:p text:style-name="P5"/>
      <text:p text:style-name="P5">### Project Setup and Example Code Snippets</text:p>
      <text:p text:style-name="P5"/>
      <text:p text:style-name="P5">#### 1. **Setup Node.js and Express.js**</text:p>
      <text:p text:style-name="P5"/>
      <text:p text:style-name="P5">```bash</text:p>
      <text:p text:style-name="P5">mkdir whatsapp-backend</text:p>
      <text:p text:style-name="P5">cd whatsapp-backend</text:p>
      <text:p text:style-name="P5">npm init -y</text:p>
      <text:p text:style-name="P5">npm install express mongoose socket.io jsonwebtoken bcryptjs</text:p>
      <text:p text:style-name="P5">npm install -D typescript @types/express @types/socket.io @types/jsonwebtoken @types/bcryptjs</text:p>
      <text:p text:style-name="P5">```</text:p>
      <text:p text:style-name="P5"/>
      <text:p text:style-name="P5">#### 2. **Create Directory Structure**</text:p>
      <text:p text:style-name="P5"/>
      <text:p text:style-name="P5">```</text:p>
      <text:p text:style-name="P5">whatsapp-backend/</text:p>
      <text:p text:style-name="P5"><text:soft-page-break/>├── src/</text:p>
      <text:p text:style-name="P5">│ <text:s text:c="2"/>├── controllers/</text:p>
      <text:p text:style-name="P5">│ <text:s text:c="2"/>├── models/</text:p>
      <text:p text:style-name="P5">│ <text:s text:c="2"/>├── routes/</text:p>
      <text:p text:style-name="P5">│ <text:s text:c="2"/>├── services/</text:p>
      <text:p text:style-name="P5">│ <text:s text:c="2"/>├── utils/</text:p>
      <text:p text:style-name="P5">│ <text:s text:c="2"/>└── app.ts</text:p>
      <text:p text:style-name="P5">├── package.json</text:p>
      <text:p text:style-name="P5">├── tsconfig.json</text:p>
      <text:p text:style-name="P5">└── Dockerfile</text:p>
      <text:p text:style-name="P5">```</text:p>
      <text:p text:style-name="P5"/>
      <text:p text:style-name="P5">#### 3. **Implement WebSocket Communication**</text:p>
      <text:p text:style-name="P5"/>
      <text:p text:style-name="P5">**src/app.ts:**</text:p>
      <text:p text:style-name="P5">```typescript</text:p>
      <text:p text:style-name="P5">import express from 'express';</text:p>
      <text:p text:style-name="P5">import http from 'http';</text:p>
      <text:p text:style-name="P5">import socketIo from 'socket.io';</text:p>
      <text:p text:style-name="P5">import mongoose from 'mongoose';</text:p>
      <text:p text:style-name="P5">import { json, urlencoded } from 'body-parser';</text:p>
      <text:p text:style-name="P5">import authRoutes from './routes/auth';</text:p>
      <text:p text:style-name="P5">import messageRoutes from './routes/messages';</text:p>
      <text:p text:style-name="P5"/>
      <text:p text:style-name="P5">const app = express();</text:p>
      <text:p text:style-name="P5">const server = http.createServer(app);</text:p>
      <text:p text:style-name="P5">const io = socketIo(server);</text:p>
      <text:p text:style-name="P5"/>
      <text:p text:style-name="P5">mongoose.connect('mongodb://localhost:27017/whatsapp', { useNewUrlParser: true, useUnifiedTopology: true });</text:p>
      <text:p text:style-name="P5"/>
      <text:p text:style-name="P5">app.use(json());</text:p>
      <text:p text:style-name="P5">app.use(urlencoded({ extended: true }));</text:p>
      <text:p text:style-name="P5"/>
      <text:p text:style-name="P5">app.use('/api/auth', authRoutes);</text:p>
      <text:p text:style-name="P5">app.use('/api/messages', messageRoutes);</text:p>
      <text:p text:style-name="P5"/>
      <text:p text:style-name="P5">io.on('connection', (socket) =&gt; {</text:p>
      <text:p text:style-name="P5"><text:s text:c="2"/>console.log('New client connected');</text:p>
      <text:p text:style-name="P5"/>
      <text:p text:style-name="P5"><text:s text:c="2"/>socket.on('message', (data) =&gt; {</text:p>
      <text:p text:style-name="P5"><text:s text:c="4"/>// Handle incoming message</text:p>
      <text:p text:style-name="P5"><text:s text:c="2"/>});</text:p>
      <text:p text:style-name="P5"/>
      <text:p text:style-name="P5"><text:s text:c="2"/>socket.on('disconnect', () =&gt; {</text:p>
      <text:p text:style-name="P5"><text:s text:c="4"/>console.log('Client disconnected');</text:p>
      <text:p text:style-name="P5"><text:s text:c="2"/>});</text:p>
      <text:p text:style-name="P5">});</text:p>
      <text:p text:style-name="P5"/>
      <text:p text:style-name="P5">const PORT = process.env.PORT || 5000;</text:p>
      <text:p text:style-name="P5">server.listen(PORT, () =&gt; console.log(`Server running on port ${PORT}`));</text:p>
      <text:p text:style-name="P5">```</text:p>
      <text:p text:style-name="P5"><text:soft-page-break/></text:p>
      <text:p text:style-name="P5">#### 4. **Database Models**</text:p>
      <text:p text:style-name="P5"/>
      <text:p text:style-name="P5">**src/models/User.ts:**</text:p>
      <text:p text:style-name="P5">```typescript</text:p>
      <text:p text:style-name="P5">import mongoose, { Schema, Document } from 'mongoose';</text:p>
      <text:p text:style-name="P5"/>
      <text:p text:style-name="P5">interface IUser extends Document {</text:p>
      <text:p text:style-name="P5"><text:s text:c="2"/>username: string;</text:p>
      <text:p text:style-name="P5"><text:s text:c="2"/>password: string;</text:p>
      <text:p text:style-name="P5">}</text:p>
      <text:p text:style-name="P5"/>
      <text:p text:style-name="P5">const UserSchema: Schema = new Schema({</text:p>
      <text:p text:style-name="P5"><text:s text:c="2"/>username: { type: String, required: true, unique: true },</text:p>
      <text:p text:style-name="P5"><text:s text:c="2"/>password: { type: String, required: true },</text:p>
      <text:p text:style-name="P5">});</text:p>
      <text:p text:style-name="P5"/>
      <text:p text:style-name="P5">const User = mongoose.model&lt;IUser&gt;('User', UserSchema);</text:p>
      <text:p text:style-name="P5">export default User;</text:p>
      <text:p text:style-name="P5">```</text:p>
      <text:p text:style-name="P5"/>
      <text:p text:style-name="P5">**src/models/Message.ts:**</text:p>
      <text:p text:style-name="P5">```typescript</text:p>
      <text:p text:style-name="P5">import mongoose, { Schema, Document } from 'mongoose';</text:p>
      <text:p text:style-name="P5"/>
      <text:p text:style-name="P5">interface IMessage extends Document {</text:p>
      <text:p text:style-name="P5"><text:s text:c="2"/>sender: string;</text:p>
      <text:p text:style-name="P5"><text:s text:c="2"/>receiver: string;</text:p>
      <text:p text:style-name="P5"><text:s text:c="2"/>message: string;</text:p>
      <text:p text:style-name="P5"><text:s text:c="2"/>timestamp: Date;</text:p>
      <text:p text:style-name="P5">}</text:p>
      <text:p text:style-name="P5"/>
      <text:p text:style-name="P5">const MessageSchema: Schema = new Schema({</text:p>
      <text:p text:style-name="P5"><text:s text:c="2"/>sender: { type: String, required: true },</text:p>
      <text:p text:style-name="P5"><text:s text:c="2"/>receiver: { type: String, required: true },</text:p>
      <text:p text:style-name="P5"><text:s text:c="2"/>message: { type: String, required: true },</text:p>
      <text:p text:style-name="P5"><text:s text:c="2"/>timestamp: { type: Date, default: Date.now },</text:p>
      <text:p text:style-name="P5">});</text:p>
      <text:p text:style-name="P5"/>
      <text:p text:style-name="P5">const Message = mongoose.model&lt;IMessage&gt;('Message', MessageSchema);</text:p>
      <text:p text:style-name="P5">export default Message;</text:p>
      <text:p text:style-name="P5">```</text:p>
      <text:p text:style-name="P5"/>
      <text:p text:style-name="P5">#### 5. **Authentication and Authorization**</text:p>
      <text:p text:style-name="P5"/>
      <text:p text:style-name="P5">**src/controllers/authController.ts:**</text:p>
      <text:p text:style-name="P5">```typescript</text:p>
      <text:p text:style-name="P5">import { Request, Response } from 'express';</text:p>
      <text:p text:style-name="P5">import User from '../models/User';</text:p>
      <text:p text:style-name="P5">import bcrypt from 'bcryptjs';</text:p>
      <text:p text:style-name="P5">import jwt from 'jsonwebtoken';</text:p>
      <text:p text:style-name="P5"/>
      <text:p text:style-name="P5"><text:soft-page-break/>export const register = async (req: Request, res: Response) =&gt; {</text:p>
      <text:p text:style-name="P5"><text:s text:c="2"/>const { username, password } = req.body;</text:p>
      <text:p text:style-name="P5"><text:s text:c="2"/>const hashedPassword = await bcrypt.hash(password, 10);</text:p>
      <text:p text:style-name="P5"><text:s text:c="2"/>const user = new User({ username, password: hashedPassword });</text:p>
      <text:p text:style-name="P5"><text:s text:c="2"/>await user.save();</text:p>
      <text:p text:style-name="P5"><text:s text:c="2"/>res.status(201).json({ message: 'User registered successfully' });</text:p>
      <text:p text:style-name="P5">};</text:p>
      <text:p text:style-name="P5"/>
      <text:p text:style-name="P5">export const login = async (req: Request, res: Response) =&gt; {</text:p>
      <text:p text:style-name="P5"><text:s text:c="2"/>const { username, password } = req.body;</text:p>
      <text:p text:style-name="P5"><text:s text:c="2"/>const user = await User.findOne({ username });</text:p>
      <text:p text:style-name="P5"><text:s text:c="2"/>if (!user || !(await bcrypt.compare(password, user.password))) {</text:p>
      <text:p text:style-name="P5"><text:s text:c="4"/>return res.status(401).json({ message: 'Invalid credentials' });</text:p>
      <text:p text:style-name="P5"><text:s text:c="2"/>}</text:p>
      <text:p text:style-name="P5"><text:s text:c="2"/>const token = jwt.sign({ id: user._id }, 'your_jwt_secret', { expiresIn: '1h' });</text:p>
      <text:p text:style-name="P5"><text:s text:c="2"/>res.json({ token });</text:p>
      <text:p text:style-name="P5">};</text:p>
      <text:p text:style-name="P5">```</text:p>
      <text:p text:style-name="P5"/>
      <text:p text:style-name="P5">**src/routes/auth.ts:**</text:p>
      <text:p text:style-name="P5">```typescript</text:p>
      <text:p text:style-name="P5">import { Router } from 'express';</text:p>
      <text:p text:style-name="P5">import { register, login } from '../controllers/authController';</text:p>
      <text:p text:style-name="P5"/>
      <text:p text:style-name="P5">const router = Router();</text:p>
      <text:p text:style-name="P5"/>
      <text:p text:style-name="P5">router.post('/register', register);</text:p>
      <text:p text:style-name="P5">router.post('/login', login);</text:p>
      <text:p text:style-name="P5"/>
      <text:p text:style-name="P5">export default router;</text:p>
      <text:p text:style-name="P5">```</text:p>
      <text:p text:style-name="P5"/>
      <text:p text:style-name="P5">### Scaling the Architecture</text:p>
      <text:p text:style-name="P5"/>
      <text:p text:style-name="P5">To scale this architecture, consider the following:</text:p>
      <text:p text:style-name="P5"/>
      <text:p text:style-name="P5">- **Database Sharding and Replication:** Ensure databases like MongoDB or PostgreSQL are sharded and replicated across multiple servers.</text:p>
      <text:p text:style-name="P5">- **Caching:** Use Redis for caching frequently accessed data.</text:p>
      <text:p text:style-name="P5">- **Microservices:** Break down the monolithic application into microservices for better scalability and maintainability.</text:p>
      <text:p text:style-name="P5">- **Load Balancers:** Use Nginx or HAProxy to distribute traffic across multiple instances.</text:p>
      <text:p text:style-name="P5">- **Global CDN:** Use a Content Delivery Network (CDN) to distribute media files globally.</text:p>
      <text:p text:style-name="P5">- **Containerization:** Dockerize the application and use Kubernetes for orchestration and scaling.</text:p>
      <text:p text:style-name="P5"/>
      <text:p text:style-name="P5">By following these guidelines and implementing the suggested architecture, you can create a scalable and high-performance backend for a messaging application similar to WhatsApp using Node.js.</text:p>
      <text:p text:style-name="P5"/>
      <text:p text:style-name="P5"/>
      <text:p text:style-name="P5"/>
      <text:p text:style-name="P5"/>
      <text:p text:style-name="P2"><text:soft-page-break/>3<text:span text:style-name="T1">rd</text:span> Part</text:p>
      <text:p text:style-name="P2"/>
      <text:p text:style-name="P6">Creating a scalable and high-performance backend for a WhatsApp-like application using Node.js involves several steps. Here’s a detailed guide on how to achieve this, along with explanations on how and why each step is essential.</text:p>
      <text:p text:style-name="P6"/>
      <text:p text:style-name="P6">### Steps to Create a WhatsApp-like Backend</text:p>
      <text:p text:style-name="P6"/>
      <text:p text:style-name="P6">#### 1. **Setup the Project Structure**</text:p>
      <text:p text:style-name="P6"><text:s text:c="3"/>- **Why:** A well-organized project structure makes the codebase maintainable and scalable.</text:p>
      <text:p text:style-name="P6"><text:s text:c="3"/>- **How:**</text:p>
      <text:p text:style-name="P6"><text:s text:c="5"/>```bash</text:p>
      <text:p text:style-name="P6"><text:s text:c="5"/>mkdir whatsapp-backend</text:p>
      <text:p text:style-name="P6"><text:s text:c="5"/>cd whatsapp-backend</text:p>
      <text:p text:style-name="P6"><text:s text:c="5"/>npm init -y</text:p>
      <text:p text:style-name="P6"><text:s text:c="5"/>npm install express mongoose socket.io jsonwebtoken bcryptjs</text:p>
      <text:p text:style-name="P6"><text:s text:c="5"/>npm install -D typescript @types/express @types/socket.io @types/jsonwebtoken @types/bcryptjs</text:p>
      <text:p text:style-name="P6"><text:s text:c="5"/>```</text:p>
      <text:p text:style-name="P6"/>
      <text:p text:style-name="P6"><text:s text:c="5"/>**Project Structure:**</text:p>
      <text:p text:style-name="P6"><text:s text:c="5"/>```</text:p>
      <text:p text:style-name="P6"><text:s text:c="5"/>whatsapp-backend/</text:p>
      <text:p text:style-name="P6"><text:s text:c="5"/>├── src/</text:p>
      <text:p text:style-name="P6"><text:s text:c="5"/>│ <text:s text:c="2"/>├── controllers/</text:p>
      <text:p text:style-name="P6"><text:s text:c="5"/>│ <text:s text:c="2"/>├── models/</text:p>
      <text:p text:style-name="P6"><text:s text:c="5"/>│ <text:s text:c="2"/>├── routes/</text:p>
      <text:p text:style-name="P6"><text:s text:c="5"/>│ <text:s text:c="2"/>├── services/</text:p>
      <text:p text:style-name="P6"><text:s text:c="5"/>│ <text:s text:c="2"/>├── utils/</text:p>
      <text:p text:style-name="P6"><text:s text:c="5"/>│ <text:s text:c="2"/>└── app.ts</text:p>
      <text:p text:style-name="P6"><text:s text:c="5"/>├── package.json</text:p>
      <text:p text:style-name="P6"><text:s text:c="5"/>├── tsconfig.json</text:p>
      <text:p text:style-name="P6"><text:s text:c="5"/>└── Dockerfile</text:p>
      <text:p text:style-name="P6"><text:s text:c="5"/>```</text:p>
      <text:p text:style-name="P6"/>
      <text:p text:style-name="P6">#### 2. **Setup Node.js and Express**</text:p>
      <text:p text:style-name="P6"><text:s text:c="3"/>- **Why:** Express.js is a minimal and flexible Node.js web application framework that provides robust features for building web and mobile applications.</text:p>
      <text:p text:style-name="P6"><text:s text:c="3"/>- **How:**</text:p>
      <text:p text:style-name="P6"><text:s text:c="5"/>```typescript</text:p>
      <text:p text:style-name="P6"><text:s text:c="5"/>import express from 'express';</text:p>
      <text:p text:style-name="P6"><text:s text:c="5"/>import http from 'http';</text:p>
      <text:p text:style-name="P6"><text:s text:c="5"/>import socketIo from 'socket.io';</text:p>
      <text:p text:style-name="P6"><text:s text:c="5"/>import mongoose from 'mongoose';</text:p>
      <text:p text:style-name="P6"><text:s text:c="5"/>import { json, urlencoded } from 'body-parser';</text:p>
      <text:p text:style-name="P6"><text:s text:c="5"/>import authRoutes from './routes/auth';</text:p>
      <text:p text:style-name="P6"><text:s text:c="5"/>import messageRoutes from './routes/messages';</text:p>
      <text:p text:style-name="P6"/>
      <text:p text:style-name="P6"><text:s text:c="5"/>const app = express();</text:p>
      <text:p text:style-name="P6"><text:s text:c="5"/>const server = http.createServer(app);</text:p>
      <text:p text:style-name="P6"><text:s text:c="5"/>const io = socketIo(server);</text:p>
      <text:p text:style-name="P6"/>
      <text:p text:style-name="P6"><text:soft-page-break/><text:s text:c="5"/>mongoose.connect('mongodb://localhost:27017/whatsapp', { useNewUrlParser: true, useUnifiedTopology: true });</text:p>
      <text:p text:style-name="P6"/>
      <text:p text:style-name="P6"><text:s text:c="5"/>app.use(json());</text:p>
      <text:p text:style-name="P6"><text:s text:c="5"/>app.use(urlencoded({ extended: true }));</text:p>
      <text:p text:style-name="P6"/>
      <text:p text:style-name="P6"><text:s text:c="5"/>app.use('/api/auth', authRoutes);</text:p>
      <text:p text:style-name="P6"><text:s text:c="5"/>app.use('/api/messages', messageRoutes);</text:p>
      <text:p text:style-name="P6"/>
      <text:p text:style-name="P6"><text:s text:c="5"/>io.on('connection', (socket) =&gt; {</text:p>
      <text:p text:style-name="P6"><text:s text:c="7"/>console.log('New client connected');</text:p>
      <text:p text:style-name="P6"/>
      <text:p text:style-name="P6"><text:s text:c="7"/>socket.on('message', (data) =&gt; {</text:p>
      <text:p text:style-name="P6"><text:s text:c="9"/>// Handle incoming message</text:p>
      <text:p text:style-name="P6"><text:s text:c="7"/>});</text:p>
      <text:p text:style-name="P6"/>
      <text:p text:style-name="P6"><text:s text:c="7"/>socket.on('disconnect', () =&gt; {</text:p>
      <text:p text:style-name="P6"><text:s text:c="9"/>console.log('Client disconnected');</text:p>
      <text:p text:style-name="P6"><text:s text:c="7"/>});</text:p>
      <text:p text:style-name="P6"><text:s text:c="5"/>});</text:p>
      <text:p text:style-name="P6"/>
      <text:p text:style-name="P6"><text:s text:c="5"/>const PORT = process.env.PORT || 5000;</text:p>
      <text:p text:style-name="P6"><text:s text:c="5"/>server.listen(PORT, () =&gt; console.log(`Server running on port ${PORT}`));</text:p>
      <text:p text:style-name="P6"><text:s text:c="5"/>```</text:p>
      <text:p text:style-name="P6"/>
      <text:p text:style-name="P6">#### 3. **Implement WebSocket Communication**</text:p>
      <text:p text:style-name="P6"><text:s text:c="3"/>- **Why:** WebSockets provide a full-duplex communication channel over a single, long-lived connection, making it ideal for real-time applications like messaging.</text:p>
      <text:p text:style-name="P6"><text:s text:c="3"/>- **How:**</text:p>
      <text:p text:style-name="P6"><text:s text:c="5"/>```typescript</text:p>
      <text:p text:style-name="P6"><text:s text:c="5"/>import socketIo from 'socket.io';</text:p>
      <text:p text:style-name="P6"/>
      <text:p text:style-name="P6"><text:s text:c="5"/>io.on('connection', (socket) =&gt; {</text:p>
      <text:p text:style-name="P6"><text:s text:c="7"/>console.log('New client connected');</text:p>
      <text:p text:style-name="P6"/>
      <text:p text:style-name="P6"><text:s text:c="7"/>socket.on('message', (data) =&gt; {</text:p>
      <text:p text:style-name="P6"><text:s text:c="9"/>console.log('Received Message: ' + data);</text:p>
      <text:p text:style-name="P6"><text:s text:c="9"/>// Broadcast message to other users</text:p>
      <text:p text:style-name="P6"><text:s text:c="9"/>socket.broadcast.emit('message', data);</text:p>
      <text:p text:style-name="P6"><text:s text:c="7"/>});</text:p>
      <text:p text:style-name="P6"/>
      <text:p text:style-name="P6"><text:s text:c="7"/>socket.on('disconnect', () =&gt; {</text:p>
      <text:p text:style-name="P6"><text:s text:c="9"/>console.log('Client disconnected');</text:p>
      <text:p text:style-name="P6"><text:s text:c="7"/>});</text:p>
      <text:p text:style-name="P6"><text:s text:c="5"/>});</text:p>
      <text:p text:style-name="P6"><text:s text:c="5"/>```</text:p>
      <text:p text:style-name="P6"/>
      <text:p text:style-name="P6">#### 4. **Database Schema Design**</text:p>
      <text:p text:style-name="P6"><text:s text:c="3"/>- **Why:** Designing the database schema is crucial for data organization, retrieval, and ensuring the integrity of the data.</text:p>
      <text:p text:style-name="P6"><text:s text:c="3"/>- **How:**</text:p>
      <text:p text:style-name="P6"><text:s text:c="5"/>```typescript</text:p>
      <text:p text:style-name="P6"><text:soft-page-break/><text:s text:c="5"/>// src/models/User.ts</text:p>
      <text:p text:style-name="P6"><text:s text:c="5"/>import mongoose, { Schema, Document } from 'mongoose';</text:p>
      <text:p text:style-name="P6"/>
      <text:p text:style-name="P6"><text:s text:c="5"/>interface IUser extends Document {</text:p>
      <text:p text:style-name="P6"><text:s text:c="7"/>username: string;</text:p>
      <text:p text:style-name="P6"><text:s text:c="7"/>password: string;</text:p>
      <text:p text:style-name="P6"><text:s text:c="5"/>}</text:p>
      <text:p text:style-name="P6"/>
      <text:p text:style-name="P6"><text:s text:c="5"/>const UserSchema: Schema = new Schema({</text:p>
      <text:p text:style-name="P6"><text:s text:c="7"/>username: { type: String, required: true, unique: true },</text:p>
      <text:p text:style-name="P6"><text:s text:c="7"/>password: { type: String, required: true },</text:p>
      <text:p text:style-name="P6"><text:s text:c="5"/>});</text:p>
      <text:p text:style-name="P6"/>
      <text:p text:style-name="P6"><text:s text:c="5"/>const User = mongoose.model&lt;IUser&gt;('User', UserSchema);</text:p>
      <text:p text:style-name="P6"><text:s text:c="5"/>export default User;</text:p>
      <text:p text:style-name="P6"><text:s text:c="5"/>```</text:p>
      <text:p text:style-name="P6"/>
      <text:p text:style-name="P6"><text:s text:c="5"/>```typescript</text:p>
      <text:p text:style-name="P6"><text:s text:c="5"/>// src/models/Message.ts</text:p>
      <text:p text:style-name="P6"><text:s text:c="5"/>import mongoose, { Schema, Document } from 'mongoose';</text:p>
      <text:p text:style-name="P6"/>
      <text:p text:style-name="P6"><text:s text:c="5"/>interface IMessage extends Document {</text:p>
      <text:p text:style-name="P6"><text:s text:c="7"/>sender: string;</text:p>
      <text:p text:style-name="P6"><text:s text:c="7"/>receiver: string;</text:p>
      <text:p text:style-name="P6"><text:s text:c="7"/>message: string;</text:p>
      <text:p text:style-name="P6"><text:s text:c="7"/>timestamp: Date;</text:p>
      <text:p text:style-name="P6"><text:s text:c="5"/>}</text:p>
      <text:p text:style-name="P6"/>
      <text:p text:style-name="P6"><text:s text:c="5"/>const MessageSchema: Schema = new Schema({</text:p>
      <text:p text:style-name="P6"><text:s text:c="7"/>sender: { type: String, required: true },</text:p>
      <text:p text:style-name="P6"><text:s text:c="7"/>receiver: { type: String, required: true },</text:p>
      <text:p text:style-name="P6"><text:s text:c="7"/>message: { type: String, required: true },</text:p>
      <text:p text:style-name="P6"><text:s text:c="7"/>timestamp: { type: Date, default: Date.now },</text:p>
      <text:p text:style-name="P6"><text:s text:c="5"/>});</text:p>
      <text:p text:style-name="P6"/>
      <text:p text:style-name="P6"><text:s text:c="5"/>const Message = mongoose.model&lt;IMessage&gt;('Message', MessageSchema);</text:p>
      <text:p text:style-name="P6"><text:s text:c="5"/>export default Message;</text:p>
      <text:p text:style-name="P6"><text:s text:c="5"/>```</text:p>
      <text:p text:style-name="P6"/>
      <text:p text:style-name="P6">#### 5. **Authentication and Authorization**</text:p>
      <text:p text:style-name="P6"><text:s text:c="3"/>- **Why:** Authentication and authorization ensure that only authenticated users can access the application and perform actions.</text:p>
      <text:p text:style-name="P6"><text:s text:c="3"/>- **How:**</text:p>
      <text:p text:style-name="P6"><text:s text:c="5"/>```typescript</text:p>
      <text:p text:style-name="P6"><text:s text:c="5"/>// src/controllers/authController.ts</text:p>
      <text:p text:style-name="P6"><text:s text:c="5"/>import { Request, Response } from 'express';</text:p>
      <text:p text:style-name="P6"><text:s text:c="5"/>import User from '../models/User';</text:p>
      <text:p text:style-name="P6"><text:s text:c="5"/>import bcrypt from 'bcryptjs';</text:p>
      <text:p text:style-name="P6"><text:s text:c="5"/>import jwt from 'jsonwebtoken';</text:p>
      <text:p text:style-name="P6"/>
      <text:p text:style-name="P6"><text:s text:c="5"/>export const register = async (req: Request, res: Response) =&gt; {</text:p>
      <text:p text:style-name="P6"><text:s text:c="7"/>const { username, password } = req.body;</text:p>
      <text:p text:style-name="P6"><text:soft-page-break/><text:s text:c="7"/>const hashedPassword = await bcrypt.hash(password, 10);</text:p>
      <text:p text:style-name="P6"><text:s text:c="7"/>const user = new User({ username, password: hashedPassword });</text:p>
      <text:p text:style-name="P6"><text:s text:c="7"/>await user.save();</text:p>
      <text:p text:style-name="P6"><text:s text:c="7"/>res.status(201).json({ message: 'User registered successfully' });</text:p>
      <text:p text:style-name="P6"><text:s text:c="5"/>};</text:p>
      <text:p text:style-name="P6"/>
      <text:p text:style-name="P6"><text:s text:c="5"/>export const login = async (req: Request, res: Response) =&gt; {</text:p>
      <text:p text:style-name="P6"><text:s text:c="7"/>const { username, password } = req.body;</text:p>
      <text:p text:style-name="P6"><text:s text:c="7"/>const user = await User.findOne({ username });</text:p>
      <text:p text:style-name="P6"><text:s text:c="7"/>if (!user || !(await bcrypt.compare(password, user.password))) {</text:p>
      <text:p text:style-name="P6"><text:s text:c="9"/>return res.status(401).json({ message: 'Invalid credentials' });</text:p>
      <text:p text:style-name="P6"><text:s text:c="7"/>}</text:p>
      <text:p text:style-name="P6"><text:s text:c="7"/>const token = jwt.sign({ id: user._id }, 'your_jwt_secret', { expiresIn: '1h' });</text:p>
      <text:p text:style-name="P6"><text:s text:c="7"/>res.json({ token });</text:p>
      <text:p text:style-name="P6"><text:s text:c="5"/>};</text:p>
      <text:p text:style-name="P6"><text:s text:c="5"/>```</text:p>
      <text:p text:style-name="P6"/>
      <text:p text:style-name="P6"><text:s text:c="5"/>```typescript</text:p>
      <text:p text:style-name="P6"><text:s text:c="5"/>// src/routes/auth.ts</text:p>
      <text:p text:style-name="P6"><text:s text:c="5"/>import { Router } from 'express';</text:p>
      <text:p text:style-name="P6"><text:s text:c="5"/>import { register, login } from '../controllers/authController';</text:p>
      <text:p text:style-name="P6"/>
      <text:p text:style-name="P6"><text:s text:c="5"/>const router = Router();</text:p>
      <text:p text:style-name="P6"/>
      <text:p text:style-name="P6"><text:s text:c="5"/>router.post('/register', register);</text:p>
      <text:p text:style-name="P6"><text:s text:c="5"/>router.post('/login', login);</text:p>
      <text:p text:style-name="P6"/>
      <text:p text:style-name="P6"><text:s text:c="5"/>export default router;</text:p>
      <text:p text:style-name="P6"><text:s text:c="5"/>```</text:p>
      <text:p text:style-name="P6"/>
      <text:p text:style-name="P6">#### 6. **Messaging and Presence Services**</text:p>
      <text:p text:style-name="P6"><text:s text:c="3"/>- **Why:** These services handle the core functionality of sending/receiving messages and tracking user presence.</text:p>
      <text:p text:style-name="P6"><text:s text:c="3"/>- **How:**</text:p>
      <text:p text:style-name="P6"><text:s text:c="5"/>```typescript</text:p>
      <text:p text:style-name="P6"><text:s text:c="5"/>// src/controllers/messageController.ts</text:p>
      <text:p text:style-name="P6"><text:s text:c="5"/>import { Request, Response } from 'express';</text:p>
      <text:p text:style-name="P6"><text:s text:c="5"/>import Message from '../models/Message';</text:p>
      <text:p text:style-name="P6"/>
      <text:p text:style-name="P6"><text:s text:c="5"/>export const sendMessage = async (req: Request, res: Response) =&gt; {</text:p>
      <text:p text:style-name="P6"><text:s text:c="7"/>const { sender, receiver, message } = req.body;</text:p>
      <text:p text:style-name="P6"><text:s text:c="7"/>const newMessage = new Message({ sender, receiver, message });</text:p>
      <text:p text:style-name="P6"><text:s text:c="7"/>await newMessage.save();</text:p>
      <text:p text:style-name="P6"><text:s text:c="7"/>res.status(201).json(newMessage);</text:p>
      <text:p text:style-name="P6"><text:s text:c="5"/>};</text:p>
      <text:p text:style-name="P6"/>
      <text:p text:style-name="P6"><text:s text:c="5"/>export const getMessages = async (req: Request, res: Response) =&gt; {</text:p>
      <text:p text:style-name="P6"><text:s text:c="7"/>const { sender, receiver } = req.query;</text:p>
      <text:p text:style-name="P6"><text:s text:c="7"/>const messages = await Message.find({ sender, receiver }).sort({ timestamp: 1 });</text:p>
      <text:p text:style-name="P6"><text:s text:c="7"/>res.json(messages);</text:p>
      <text:p text:style-name="P6"><text:s text:c="5"/>};</text:p>
      <text:p text:style-name="P6"><text:s text:c="5"/>```</text:p>
      <text:p text:style-name="P6"><text:soft-page-break/></text:p>
      <text:p text:style-name="P6"><text:s text:c="5"/>```typescript</text:p>
      <text:p text:style-name="P6"><text:s text:c="5"/>// src/routes/messages.ts</text:p>
      <text:p text:style-name="P6"><text:s text:c="5"/>import { Router } from 'express';</text:p>
      <text:p text:style-name="P6"><text:s text:c="5"/>import { sendMessage, getMessages } from '../controllers/messageController';</text:p>
      <text:p text:style-name="P6"/>
      <text:p text:style-name="P6"><text:s text:c="5"/>const router = Router();</text:p>
      <text:p text:style-name="P6"/>
      <text:p text:style-name="P6"><text:s text:c="5"/>router.post('/send', sendMessage);</text:p>
      <text:p text:style-name="P6"><text:s text:c="5"/>router.get('/get', getMessages);</text:p>
      <text:p text:style-name="P6"/>
      <text:p text:style-name="P6"><text:s text:c="5"/>export default router;</text:p>
      <text:p text:style-name="P6"><text:s text:c="5"/>```</text:p>
      <text:p text:style-name="P6"/>
      <text:p text:style-name="P6">#### 7. **Media Service**</text:p>
      <text:p text:style-name="P6"><text:s text:c="3"/>- **Why:** Managing media uploads and retrievals efficiently is crucial for a messaging app with multimedia support.</text:p>
      <text:p text:style-name="P6"><text:s text:c="3"/>- **How:**</text:p>
      <text:p text:style-name="P6"><text:s text:c="5"/>```typescript</text:p>
      <text:p text:style-name="P6"><text:s text:c="5"/>// src/controllers/mediaController.ts</text:p>
      <text:p text:style-name="P6"><text:s text:c="5"/>import { Request, Response } from 'express';</text:p>
      <text:p text:style-name="P6"><text:s text:c="5"/>import multer from 'multer';</text:p>
      <text:p text:style-name="P6"><text:s text:c="5"/>import { S3 } from 'aws-sdk';</text:p>
      <text:p text:style-name="P6"/>
      <text:p text:style-name="P6"><text:s text:c="5"/>const s3 = new S3();</text:p>
      <text:p text:style-name="P6"><text:s text:c="5"/>const upload = multer({ storage: multer.memoryStorage() });</text:p>
      <text:p text:style-name="P6"/>
      <text:p text:style-name="P6"><text:s text:c="5"/>export const uploadMedia = upload.single('file'), async (req: Request, res: Response) =&gt; {</text:p>
      <text:p text:style-name="P6"><text:s text:c="7"/>const file = req.file;</text:p>
      <text:p text:style-name="P6"><text:s text:c="7"/>const params = {</text:p>
      <text:p text:style-name="P6"><text:s text:c="9"/>Bucket: 'your-bucket-name',</text:p>
      <text:p text:style-name="P6"><text:s text:c="9"/>Key: file.originalname,</text:p>
      <text:p text:style-name="P6"><text:s text:c="9"/>Body: file.buffer,</text:p>
      <text:p text:style-name="P6"><text:s text:c="7"/>};</text:p>
      <text:p text:style-name="P6"><text:s text:c="7"/>s3.upload(params, (err, data) =&gt; {</text:p>
      <text:p text:style-name="P6"><text:s text:c="9"/>if (err) {</text:p>
      <text:p text:style-name="P6"><text:s text:c="11"/>return res.status(500).json({ error: err });</text:p>
      <text:p text:style-name="P6"><text:s text:c="9"/>}</text:p>
      <text:p text:style-name="P6"><text:s text:c="9"/>res.status(201).json({ url: data.Location });</text:p>
      <text:p text:style-name="P6"><text:s text:c="7"/>});</text:p>
      <text:p text:style-name="P6"><text:s text:c="5"/>};</text:p>
      <text:p text:style-name="P6"><text:s text:c="5"/>```</text:p>
      <text:p text:style-name="P6"/>
      <text:p text:style-name="P6"><text:s text:c="5"/>```typescript</text:p>
      <text:p text:style-name="P6"><text:s text:c="5"/>// src/routes/media.ts</text:p>
      <text:p text:style-name="P6"><text:s text:c="5"/>import { Router } from 'express';</text:p>
      <text:p text:style-name="P6"><text:s text:c="5"/>import { uploadMedia } from '../controllers/mediaController';</text:p>
      <text:p text:style-name="P6"/>
      <text:p text:style-name="P6"><text:s text:c="5"/>const router = Router();</text:p>
      <text:p text:style-name="P6"/>
      <text:p text:style-name="P6"><text:s text:c="5"/>router.post('/upload', uploadMedia);</text:p>
      <text:p text:style-name="P6"/>
      <text:p text:style-name="P6"><text:soft-page-break/><text:s text:c="5"/>export default router;</text:p>
      <text:p text:style-name="P6"><text:s text:c="5"/>```</text:p>
      <text:p text:style-name="P6"/>
      <text:p text:style-name="P6">#### 8. **Notification Service**</text:p>
      <text:p text:style-name="P6"><text:s text:c="3"/>- **Why:** Push notifications keep users engaged and informed about new messages and activities.</text:p>
      <text:p text:style-name="P6"><text:s text:c="3"/>- **How:**</text:p>
      <text:p text:style-name="P6"><text:s text:c="5"/>```typescript</text:p>
      <text:p text:style-name="P6"><text:s text:c="5"/>// src/services/notificationService.ts</text:p>
      <text:p text:style-name="P6"><text:s text:c="5"/>import admin from 'firebase-admin';</text:p>
      <text:p text:style-name="P6"/>
      <text:p text:style-name="P6"><text:s text:c="5"/>admin.initializeApp({</text:p>
      <text:p text:style-name="P6"><text:s text:c="7"/>credential: admin.credential.cert('path/to/your/firebase/credentials.json'),</text:p>
      <text:p text:style-name="P6"><text:s text:c="5"/>});</text:p>
      <text:p text:style-name="P6"/>
      <text:p text:style-name="P6"><text:s text:c="5"/>export const sendNotification = (token: string, message: string) =&gt; {</text:p>
      <text:p text:style-name="P6"><text:s text:c="7"/>const payload = {</text:p>
      <text:p text:style-name="P6"><text:s text:c="9"/>notification: {</text:p>
      <text:p text:style-name="P6"><text:s text:c="11"/>title: 'New Message',</text:p>
      <text:p text:style-name="P6"><text:s text:c="11"/>body: message,</text:p>
      <text:p text:style-name="P6"><text:s text:c="9"/>},</text:p>
      <text:p text:style-name="P6"><text:s text:c="7"/>};</text:p>
      <text:p text:style-name="P6"><text:s text:c="7"/>admin.messaging().sendToDevice(token, payload);</text:p>
      <text:p text:style-name="P6"><text:s text:c="5"/>};</text:p>
      <text:p text:style-name="P6"><text:s text:c="5"/>```</text:p>
      <text:p text:style-name="P6"/>
      <text:p text:style-name="P6">#### 9. **Monitoring and Logging**</text:p>
      <text:p text:style-name="P6"><text:s text:c="3"/>- **Why:** Monitoring and logging are essential for maintaining the health of the application and debugging issues.</text:p>
      <text:p text:style-name="P6"><text:s text:c="3"/>- **How:**</text:p>
      <text:p text:style-name="P6"><text:s text:c="5"/>```typescript</text:p>
      <text:p text:style-name="P6"><text:s text:c="5"/>// src/utils/logger.ts</text:p>
      <text:p text:style-name="P6"><text:s text:c="5"/>import winston from 'winston';</text:p>
      <text:p text:style-name="P6"/>
      <text:p text:style-name="P6"><text:s text:c="5"/>const logger = winston.createLogger({</text:p>
      <text:p text:style-name="P6"><text:s text:c="7"/>level: 'info',</text:p>
      <text:p text:style-name="P6"><text:s text:c="7"/>format: winston.format.json(),</text:p>
      <text:p text:style-name="P6"><text:s text:c="7"/>transports: [</text:p>
      <text:p text:style-name="P6"><text:s text:c="9"/>new winston.transports.Console(),</text:p>
      <text:p text:style-name="P6"><text:s text:c="9"/>new winston.transports</text:p>
      <text:p text:style-name="P6"/>
      <text:p text:style-name="P6">.File({ filename: 'error.log', level: 'error' }),</text:p>
      <text:p text:style-name="P6"><text:s text:c="9"/>new winston.transports.File({ filename: 'combined.log' }),</text:p>
      <text:p text:style-name="P6"><text:s text:c="7"/>],</text:p>
      <text:p text:style-name="P6"><text:s text:c="5"/>});</text:p>
      <text:p text:style-name="P6"/>
      <text:p text:style-name="P6"><text:s text:c="5"/>export default logger;</text:p>
      <text:p text:style-name="P6"><text:s text:c="5"/>```</text:p>
      <text:p text:style-name="P6"/>
      <text:p text:style-name="P6">#### 10. **Deployment**</text:p>
      <text:p text:style-name="P6"><text:s text:c="3"/>- **Why:** Containerization and orchestration ensure the application is scalable and can handle varying loads efficiently.</text:p>
      <text:p text:style-name="P6"><text:soft-page-break/><text:s text:c="3"/>- **How:**</text:p>
      <text:p text:style-name="P6"><text:s text:c="5"/>```Dockerfile</text:p>
      <text:p text:style-name="P6"><text:s text:c="5"/>FROM node:14</text:p>
      <text:p text:style-name="P6"/>
      <text:p text:style-name="P6"><text:s text:c="5"/>WORKDIR /usr/src/app</text:p>
      <text:p text:style-name="P6"/>
      <text:p text:style-name="P6"><text:s text:c="5"/>COPY package*.json ./</text:p>
      <text:p text:style-name="P6"/>
      <text:p text:style-name="P6"><text:s text:c="5"/>RUN npm install</text:p>
      <text:p text:style-name="P6"/>
      <text:p text:style-name="P6"><text:s text:c="5"/>COPY . .</text:p>
      <text:p text:style-name="P6"/>
      <text:p text:style-name="P6"><text:s text:c="5"/>EXPOSE 5000</text:p>
      <text:p text:style-name="P6"/>
      <text:p text:style-name="P6"><text:s text:c="5"/>CMD [ "node", "dist/app.js" ]</text:p>
      <text:p text:style-name="P6"><text:s text:c="5"/>```</text:p>
      <text:p text:style-name="P6"/>
      <text:p text:style-name="P6"><text:s text:c="5"/>```yaml</text:p>
      <text:p text:style-name="P6"><text:s text:c="5"/># kubernetes/deployment.yaml</text:p>
      <text:p text:style-name="P6"><text:s text:c="5"/>apiVersion: apps/v1</text:p>
      <text:p text:style-name="P6"><text:s text:c="5"/>kind: Deployment</text:p>
      <text:p text:style-name="P6"><text:s text:c="5"/>metadata:</text:p>
      <text:p text:style-name="P6"><text:s text:c="7"/>name: whatsapp-backend</text:p>
      <text:p text:style-name="P6"><text:s text:c="5"/>spec:</text:p>
      <text:p text:style-name="P6"><text:s text:c="7"/>replicas: 3</text:p>
      <text:p text:style-name="P6"><text:s text:c="7"/>selector:</text:p>
      <text:p text:style-name="P6"><text:s text:c="9"/>matchLabels:</text:p>
      <text:p text:style-name="P6"><text:s text:c="11"/>app: whatsapp-backend</text:p>
      <text:p text:style-name="P6"><text:s text:c="7"/>template:</text:p>
      <text:p text:style-name="P6"><text:s text:c="9"/>metadata:</text:p>
      <text:p text:style-name="P6"><text:s text:c="11"/>labels:</text:p>
      <text:p text:style-name="P6"><text:s text:c="13"/>app: whatsapp-backend</text:p>
      <text:p text:style-name="P6"><text:s text:c="9"/>spec:</text:p>
      <text:p text:style-name="P6"><text:s text:c="11"/>containers:</text:p>
      <text:p text:style-name="P6"><text:s text:c="11"/>- name: whatsapp-backend</text:p>
      <text:p text:style-name="P6"><text:s text:c="13"/>image: your-docker-image</text:p>
      <text:p text:style-name="P6"><text:s text:c="13"/>ports:</text:p>
      <text:p text:style-name="P6"><text:s text:c="13"/>- containerPort: 5000</text:p>
      <text:p text:style-name="P6"><text:s text:c="13"/>env:</text:p>
      <text:p text:style-name="P6"><text:s text:c="13"/>- name: MONGODB_URI</text:p>
      <text:p text:style-name="P6"><text:s text:c="15"/>value: mongodb://your-mongo-db-uri</text:p>
      <text:p text:style-name="P6"><text:s text:c="5"/>```</text:p>
      <text:p text:style-name="P6"/>
      <text:p text:style-name="P6"><text:s text:c="5"/>```bash</text:p>
      <text:p text:style-name="P6"><text:s text:c="5"/>kubectl apply -f kubernetes/deployment.yaml</text:p>
      <text:p text:style-name="P6"><text:s text:c="5"/>```</text:p>
      <text:p text:style-name="P6"/>
      <text:p text:style-name="P6">### Explanation of How and Why</text:p>
      <text:p text:style-name="P6"/>
      <text:p text:style-name="P6">1. **Setup the Project Structure:**</text:p>
      <text:p text:style-name="P6"><text:s text:c="3"/>- Organizes your code in a maintainable way.</text:p>
      <text:p text:style-name="P6"><text:s text:c="3"/>- Separation of concerns: Keeps different aspects of your application modular.</text:p>
      <text:p text:style-name="P6"><text:soft-page-break/></text:p>
      <text:p text:style-name="P6">2. **Setup Node.js and Express:**</text:p>
      <text:p text:style-name="P6"><text:s text:c="3"/>- Express.js simplifies HTTP server creation and routing.</text:p>
      <text:p text:style-name="P6"><text:s text:c="3"/>- Node.js provides an event-driven, non-blocking I/O model, making it ideal for real-time applications.</text:p>
      <text:p text:style-name="P6"/>
      <text:p text:style-name="P6">3. **Implement WebSocket Communication:**</text:p>
      <text:p text:style-name="P6"><text:s text:c="3"/>- WebSockets allow for real-time, full-duplex communication.</text:p>
      <text:p text:style-name="P6"><text:s text:c="3"/>- Essential for messaging apps to update users instantly.</text:p>
      <text:p text:style-name="P6"/>
      <text:p text:style-name="P6">4. **Database Schema Design:**</text:p>
      <text:p text:style-name="P6"><text:s text:c="3"/>- Schemas define the structure of your data, ensuring consistency and integrity.</text:p>
      <text:p text:style-name="P6"><text:s text:c="3"/>- MongoDB is suitable for flexible schemas and rapid development.</text:p>
      <text:p text:style-name="P6"/>
      <text:p text:style-name="P6">5. **Authentication and Authorization:**</text:p>
      <text:p text:style-name="P6"><text:s text:c="3"/>- JWT provides a stateless authentication mechanism, ensuring security.</text:p>
      <text:p text:style-name="P6"><text:s text:c="3"/>- Protects your application from unauthorized access.</text:p>
      <text:p text:style-name="P6"/>
      <text:p text:style-name="P6">6. **Messaging and Presence Services:**</text:p>
      <text:p text:style-name="P6"><text:s text:c="3"/>- Core functionality of any messaging app.</text:p>
      <text:p text:style-name="P6"><text:s text:c="3"/>- Efficient handling of real-time messaging and user presence.</text:p>
      <text:p text:style-name="P6"/>
      <text:p text:style-name="P6">7. **Media Service:**</text:p>
      <text:p text:style-name="P6"><text:s text:c="3"/>- Manages multimedia uploads and retrievals.</text:p>
      <text:p text:style-name="P6"><text:s text:c="3"/>- AWS S3 provides scalable storage solutions.</text:p>
      <text:p text:style-name="P6"/>
      <text:p text:style-name="P6">8. **Notification Service:**</text:p>
      <text:p text:style-name="P6"><text:s text:c="3"/>- Keeps users engaged and informed.</text:p>
      <text:p text:style-name="P6"><text:s text:c="3"/>- Firebase Cloud Messaging (FCM) handles push notifications efficiently.</text:p>
      <text:p text:style-name="P6"/>
      <text:p text:style-name="P6">9. **Monitoring and Logging:**</text:p>
      <text:p text:style-name="P6"><text:s text:c="3"/>- Ensures application health and aids in debugging.</text:p>
      <text:p text:style-name="P6"><text:s text:c="3"/>- Tools like Prometheus and Grafana provide insights into system performance.</text:p>
      <text:p text:style-name="P6"/>
      <text:p text:style-name="P6">10. **Deployment:**</text:p>
      <text:p text:style-name="P6"><text:s text:c="4"/>- Docker and Kubernetes ensure your application is portable, scalable, and resilient.</text:p>
      <text:p text:style-name="P6"><text:s text:c="4"/>- CI/CD pipelines automate the deployment process, ensuring quick and reliable updates.</text:p>
      <text:p text:style-name="P6"/>
      <text:p text:style-name="P6">By following these steps and understanding the rationale behind each, you can build a scalable and high-performance backend for a messaging application similar to WhatsApp using Node.js.</text:p>
      <text:p text:style-name="P6"/>
      <text:p text:style-name="P3">4<text:span text:style-name="T1">th</text:span> part</text:p>
      <text:p text:style-name="P3"/>
      <text:p text:style-name="P7">Yes, the overview and steps provided align with the listed tech stack and components needed for a WhatsApp-like backend using Node.js. Here’s a more detailed breakdown to ensure all components and technologies are covered:</text:p>
      <text:p text:style-name="P7"/>
      <text:p text:style-name="P7">### Tech Stack</text:p>
      <text:p text:style-name="P7"/>
      <text:p text:style-name="P7">1. **Programming Language:**</text:p>
      <text:p text:style-name="P7"><text:s text:c="3"/>- **JavaScript/TypeScript (Node.js):** Used for building the server-side logic.</text:p>
      <text:p text:style-name="P7"/>
      <text:p text:style-name="P7"><text:soft-page-break/>2. **Web Framework:**</text:p>
      <text:p text:style-name="P7"><text:s text:c="3"/>- **Express.js:** Simplifies HTTP server creation and routing.</text:p>
      <text:p text:style-name="P7"/>
      <text:p text:style-name="P7">3. **WebSocket Library:**</text:p>
      <text:p text:style-name="P7"><text:s text:c="3"/>- **Socket.IO:** Enables real-time, bidirectional communication between web clients and servers.</text:p>
      <text:p text:style-name="P7"/>
      <text:p text:style-name="P7">4. **Database:**</text:p>
      <text:p text:style-name="P7"><text:s text:c="3"/>- **Primary:** </text:p>
      <text:p text:style-name="P7"><text:s text:c="5"/>- **MongoDB:** Used for storing user data, messages, and metadata due to its flexible schema design.</text:p>
      <text:p text:style-name="P7"><text:s text:c="3"/>- **Secondary:**</text:p>
      <text:p text:style-name="P7"><text:s text:c="5"/>- **Redis:** Used for caching frequently accessed data and managing session storage for fast retrieval.</text:p>
      <text:p text:style-name="P7"/>
      <text:p text:style-name="P7">5. **Authentication:**</text:p>
      <text:p text:style-name="P7"><text:s text:c="3"/>- **JWT (JSON Web Tokens):** Used for stateless authentication.</text:p>
      <text:p text:style-name="P7"><text:s text:c="3"/>- **OAuth:** Can be integrated if needed for third-party authentication.</text:p>
      <text:p text:style-name="P7"/>
      <text:p text:style-name="P7">6. **Load Balancing:**</text:p>
      <text:p text:style-name="P7"><text:s text:c="3"/>- **Nginx or HAProxy:** Used for distributing incoming traffic across multiple servers to ensure high availability and reliability.</text:p>
      <text:p text:style-name="P7"/>
      <text:p text:style-name="P7">7. **Deployment:**</text:p>
      <text:p text:style-name="P7"><text:s text:c="3"/>- **Docker:** Containerizes the application for consistent deployment.</text:p>
      <text:p text:style-name="P7"><text:s text:c="3"/>- **Kubernetes:** Orchestrates containerized applications for scalability and management.</text:p>
      <text:p text:style-name="P7"/>
      <text:p text:style-name="P7">8. **Monitoring:**</text:p>
      <text:p text:style-name="P7"><text:s text:c="3"/>- **Prometheus and Grafana:** Used for tracking system performance, monitoring metrics, and visualizing data.</text:p>
      <text:p text:style-name="P7"/>
      <text:p text:style-name="P7">9. **Messaging Protocol:**</text:p>
      <text:p text:style-name="P7"><text:s text:c="3"/>- **Custom Protocol over WebSockets or HTTP/2:** Ensures real-time communication and efficient message handling.</text:p>
      <text:p text:style-name="P7"/>
      <text:p text:style-name="P7">### Backend Architecture</text:p>
      <text:p text:style-name="P7"/>
      <text:p text:style-name="P7">#### Components</text:p>
      <text:p text:style-name="P7"/>
      <text:p text:style-name="P7">1. **Client Applications:**</text:p>
      <text:p text:style-name="P7"><text:s text:c="3"/>- Mobile and web applications that communicate with the backend through APIs and WebSockets.</text:p>
      <text:p text:style-name="P7"/>
      <text:p text:style-name="P7">2. **API Gateway:**</text:p>
      <text:p text:style-name="P7"><text:s text:c="3"/>- **Manages API requests:** Acts as a reverse proxy to route requests to appropriate services and handles cross-cutting concerns like rate limiting and authentication.</text:p>
      <text:p text:style-name="P7"/>
      <text:p text:style-name="P7">3. **Authentication Service:**</text:p>
      <text:p text:style-name="P7"><text:s text:c="3"/>- **Manages user authentication and session tokens:** Ensures secure access to the application.</text:p>
      <text:p text:style-name="P7"/>
      <text:p text:style-name="P7">4. **Messaging Service:**</text:p>
      <text:p text:style-name="P7"><text:s text:c="3"/>- **Handles sending and receiving messages in real-time:** Utilizes WebSockets to provide instant message delivery.</text:p>
      <text:p text:style-name="P7"><text:soft-page-break/></text:p>
      <text:p text:style-name="P7">5. **Presence Service:**</text:p>
      <text:p text:style-name="P7"><text:s text:c="3"/>- **Tracks and updates user presence status:** Ensures users can see who is online or offline in real-time.</text:p>
      <text:p text:style-name="P7"/>
      <text:p text:style-name="P7">6. **User Service:**</text:p>
      <text:p text:style-name="P7"><text:s text:c="3"/>- **Manages user data, contacts, groups, and settings:** Provides CRUD operations for user-related information.</text:p>
      <text:p text:style-name="P7"/>
      <text:p text:style-name="P7">7. **Media Service:**</text:p>
      <text:p text:style-name="P7"><text:s text:c="3"/>- **Handles storage and delivery of media files:** Uses services like AWS S3 for scalable storage solutions.</text:p>
      <text:p text:style-name="P7"/>
      <text:p text:style-name="P7">8. **Notification Service:**</text:p>
      <text:p text:style-name="P7"><text:s text:c="3"/>- **Sends push notifications and alerts:** Uses Firebase Cloud Messaging (FCM) or similar services.</text:p>
      <text:p text:style-name="P7"/>
      <text:p text:style-name="P7">9. **Monitoring and Logging:**</text:p>
      <text:p text:style-name="P7"><text:s text:c="3"/>- **Tracks system performance and logs errors:** Uses Prometheus for monitoring and Grafana for visualization, along with logging tools like Winston.</text:p>
      <text:p text:style-name="P7"/>
      <text:p text:style-name="P7">10. **Databases:**</text:p>
      <text:p text:style-name="P7"><text:s text:c="4"/>- **Primary:**</text:p>
      <text:p text:style-name="P7"><text:s text:c="6"/>- **MongoDB/PostgreSQL:** Stores user data, messages, contacts, and other metadata.</text:p>
      <text:p text:style-name="P7"><text:s text:c="4"/>- **Secondary:**</text:p>
      <text:p text:style-name="P7"><text:s text:c="6"/>- **Redis:** Used for caching frequently accessed data and managing session storage.</text:p>
      <text:p text:style-name="P7"/>
      <text:p text:style-name="P7">11. **Load Balancers:**</text:p>
      <text:p text:style-name="P7"><text:s text:c="4"/>- **Distribute traffic across multiple servers:** Ensures the application can handle a large number of concurrent users.</text:p>
      <text:p text:style-name="P7"/>
      <text:p text:style-name="P7">12. **Global Data Centers:**</text:p>
      <text:p text:style-name="P7"><text:s text:c="4"/>- **Ensure high availability and low latency:** Deploys application instances closer to users geographically to improve performance and reliability.</text:p>
      <text:p text:style-name="P7"/>
      <text:p text:style-name="P7">### Detailed Implementation Steps</text:p>
      <text:p text:style-name="P7"/>
      <text:p text:style-name="P7">1. **Project Setup:**</text:p>
      <text:p text:style-name="P7"><text:s text:c="3"/>- Initialize a Node.js project and install necessary dependencies.</text:p>
      <text:p text:style-name="P7"/>
      <text:p text:style-name="P7">2. **Set Up Express and WebSockets:**</text:p>
      <text:p text:style-name="P7"><text:s text:c="3"/>- Create an Express server and integrate Socket.IO for real-time communication.</text:p>
      <text:p text:style-name="P7"/>
      <text:p text:style-name="P7">3. **Design Database Schemas:**</text:p>
      <text:p text:style-name="P7"><text:s text:c="3"/>- Use MongoDB for flexible data storage and Redis for caching and session management.</text:p>
      <text:p text:style-name="P7"/>
      <text:p text:style-name="P7">4. **Implement Authentication:**</text:p>
      <text:p text:style-name="P7"><text:s text:c="3"/>- Use JWT for token-based authentication and OAuth if third-party authentication is needed.</text:p>
      <text:p text:style-name="P7"/>
      <text:p text:style-name="P7">5. **Develop Core Services:**</text:p>
      <text:p text:style-name="P7"><text:s text:c="3"/>- **Messaging Service:** Handle real-time message sending and receiving.</text:p>
      <text:p text:style-name="P7"><text:s text:c="3"/>- **Presence Service:** Track user online/offline status.</text:p>
      <text:p text:style-name="P7"><text:soft-page-break/><text:s text:c="3"/>- **User Service:** Manage user profiles, contacts, groups, and settings.</text:p>
      <text:p text:style-name="P7"/>
      <text:p text:style-name="P7">6. **Media Handling:**</text:p>
      <text:p text:style-name="P7"><text:s text:c="3"/>- Implement media upload and storage using services like AWS S3.</text:p>
      <text:p text:style-name="P7"/>
      <text:p text:style-name="P7">7. **Notification Service:**</text:p>
      <text:p text:style-name="P7"><text:s text:c="3"/>- Use FCM to send push notifications for new messages and alerts.</text:p>
      <text:p text:style-name="P7"/>
      <text:p text:style-name="P7">8. **Monitoring and Logging:**</text:p>
      <text:p text:style-name="P7"><text:s text:c="3"/>- Set up Prometheus and Grafana for monitoring application performance and use logging libraries for error tracking.</text:p>
      <text:p text:style-name="P7"/>
      <text:p text:style-name="P7">9. **Deployment:**</text:p>
      <text:p text:style-name="P7"><text:s text:c="3"/>- Containerize the application using Docker and deploy using Kubernetes for scalability.</text:p>
      <text:p text:style-name="P7"/>
      <text:p text:style-name="P7">10. **Load Balancing and Scaling:**</text:p>
      <text:p text:style-name="P7"><text:s text:c="4"/>- Use Nginx or HAProxy to distribute traffic and ensure high availability.</text:p>
      <text:p text:style-name="P7"/>
      <text:p text:style-name="P7">### Example Architecture File (Basic and Real WhatsApp Backend)</text:p>
      <text:p text:style-name="P7"/>
      <text:p text:style-name="P7">#### Basic Architecture</text:p>
      <text:p text:style-name="P7">```plaintext</text:p>
      <text:p text:style-name="P7">Client Applications (Mobile/Web)</text:p>
      <text:p text:style-name="P7"><text:s text:c="7"/>|</text:p>
      <text:p text:style-name="P7"><text:s text:c="7"/>v</text:p>
      <text:p text:style-name="P7"><text:s text:c="2"/>API Gateway (Nginx/HAProxy)</text:p>
      <text:p text:style-name="P7"><text:s text:c="7"/>|</text:p>
      <text:p text:style-name="P7"><text:s text:c="7"/>v</text:p>
      <text:p text:style-name="P7">+---------------------------+</text:p>
      <text:p text:style-name="P7">| <text:s text:c="6"/>Backend Server <text:s text:c="5"/>|</text:p>
      <text:p text:style-name="P7">| <text:s/>(Node.js + Express.js) <text:s text:c="2"/>|</text:p>
      <text:p text:style-name="P7">+---------------------------+</text:p>
      <text:p text:style-name="P7"><text:s text:c="7"/>|</text:p>
      <text:p text:style-name="P7"><text:s text:c="7"/>v</text:p>
      <text:p text:style-name="P7"><text:s text:c="3"/>+--------+ <text:s text:c="7"/>+------+</text:p>
      <text:p text:style-name="P7"><text:s text:c="3"/>| MongoDB |&lt;-----&gt;|Redis |</text:p>
      <text:p text:style-name="P7"><text:s text:c="3"/>+--------+ <text:s text:c="7"/>+------+</text:p>
      <text:p text:style-name="P7"><text:s text:c="3"/>| Primary <text:s text:c="8"/>| Caching</text:p>
      <text:p text:style-name="P7"><text:s text:c="3"/>| Data Store <text:s text:c="5"/>| &amp; Sessions</text:p>
      <text:p text:style-name="P7"><text:s text:c="3"/>+-----------------+-------+</text:p>
      <text:p text:style-name="P7">```</text:p>
      <text:p text:style-name="P7"/>
      <text:p text:style-name="P7">#### Real WhatsApp Backend</text:p>
      <text:p text:style-name="P7">```plaintext</text:p>
      <text:p text:style-name="P7">Client Applications (Mobile/Web)</text:p>
      <text:p text:style-name="P7"><text:s text:c="7"/>|</text:p>
      <text:p text:style-name="P7"><text:s text:c="7"/>v</text:p>
      <text:p text:style-name="P7"><text:s text:c="2"/>API Gateway (Nginx/HAProxy)</text:p>
      <text:p text:style-name="P7"><text:s text:c="7"/>|</text:p>
      <text:p text:style-name="P7"><text:s text:c="7"/>v</text:p>
      <text:p text:style-name="P7">+---------------------------+</text:p>
      <text:p text:style-name="P7">| <text:s text:c="6"/>Backend Server <text:s text:c="5"/>|</text:p>
      <text:p text:style-name="P7"><text:soft-page-break/>| <text:s/>(Node.js + Express.js) <text:s text:c="2"/>|</text:p>
      <text:p text:style-name="P7">+---------------------------+</text:p>
      <text:p text:style-name="P7"><text:s text:c="7"/>|</text:p>
      <text:p text:style-name="P7"><text:s text:c="7"/>v</text:p>
      <text:p text:style-name="P7">+-------------+ +-----------+ +-----------------+</text:p>
      <text:p text:style-name="P7">| Auth Service| |User Service| | Messaging Service|</text:p>
      <text:p text:style-name="P7">+-------------+ +-----------+ +-----------------+</text:p>
      <text:p text:style-name="P7"><text:s text:c="7"/>| <text:s text:c="12"/>| <text:s text:c="13"/>|</text:p>
      <text:p text:style-name="P7"><text:s text:c="7"/>v <text:s text:c="12"/>v <text:s text:c="13"/>v</text:p>
      <text:p text:style-name="P7">+--------+ <text:s text:c="6"/>+--------+ <text:s text:c="5"/>+--------+</text:p>
      <text:p text:style-name="P7">| MongoDB|&lt;-----&gt;|Redis <text:s text:c="2"/>|&lt;---&gt; | RabbitMQ|</text:p>
      <text:p text:style-name="P7">+--------+ <text:s text:c="6"/>+--------+ <text:s text:c="5"/>+--------+</text:p>
      <text:p text:style-name="P7">| Primary <text:s text:c="7"/>| Caching | <text:s text:c="5"/>| Message</text:p>
      <text:p text:style-name="P7">| Data Store <text:s text:c="4"/>| &amp; Sessions | <text:s text:c="2"/>| Queue</text:p>
      <text:p text:style-name="P7">+----------------+----------+ <text:s text:c="4"/>+--------+</text:p>
      <text:p text:style-name="P7"><text:s text:c="7"/>|</text:p>
      <text:p text:style-name="P7"><text:s text:c="7"/>v</text:p>
      <text:p text:style-name="P7">+---------------------------+</text:p>
      <text:p text:style-name="P7">| <text:s text:c="7"/>Media Service <text:s text:c="5"/>|</text:p>
      <text:p text:style-name="P7">| <text:s/>(AWS S3 or similar) <text:s text:c="5"/>|</text:p>
      <text:p text:style-name="P7">+---------------------------+</text:p>
      <text:p text:style-name="P7"><text:s text:c="7"/>|</text:p>
      <text:p text:style-name="P7"><text:s text:c="7"/>v</text:p>
      <text:p text:style-name="P7">+---------------------------+</text:p>
      <text:p text:style-name="P7">| <text:s text:c="3"/>Notification Service <text:s text:c="2"/>|</text:p>
      <text:p text:style-name="P7">| (Firebase Cloud Messaging)|</text:p>
      <text:p text:style-name="P7">+---------------------------+</text:p>
      <text:p text:style-name="P7"><text:s text:c="7"/>|</text:p>
      <text:p text:style-name="P7"><text:s text:c="7"/>v</text:p>
      <text:p text:style-name="P7">+---------------------------+</text:p>
      <text:p text:style-name="P7">| Monitoring and Logging <text:s text:c="3"/>|</text:p>
      <text:p text:style-name="P7">| <text:s/>(Prometheus &amp; Grafana) <text:s text:c="2"/>|</text:p>
      <text:p text:style-name="P7">+---------------------------+</text:p>
      <text:p text:style-name="P7"><text:s text:c="7"/>|</text:p>
      <text:p text:style-name="P7"><text:s text:c="7"/>v</text:p>
      <text:p text:style-name="P7">+---------------------------+</text:p>
      <text:p text:style-name="P7">| <text:s text:c="2"/>Global Data Centers <text:s text:c="4"/>|</text:p>
      <text:p text:style-name="P7">| <text:s text:c="3"/>(High Availability) <text:s text:c="3"/>|</text:p>
      <text:p text:style-name="P7">+---------------------------+</text:p>
      <text:p text:style-name="P7">```</text:p>
      <text:p text:style-name="P7"/>
      <text:p text:style-name="P7">This comprehensive guide should help you build a WhatsApp-like backend using Node.js, covering all necessary components, technologies, and steps.</text:p>
      <text:p text:style-name="P7"/>
      <text:p text:style-name="P4">5<text:span text:style-name="T1">th</text:span> Part</text:p>
      <text:p text:style-name="P4"/>
      <text:p text:style-name="P8">Sure, let's adapt the backend architecture for a WhatsApp-like application using Node.js with JavaScript and the `ws` library for WebSocket connections.</text:p>
      <text:p text:style-name="P8"/>
      <text:p text:style-name="P8">### Step 1: Project Setup</text:p>
      <text:p text:style-name="P8">**How:**</text:p>
      <text:p text:style-name="P8">1. **Initialize Node.js Project:**</text:p>
      <text:p text:style-name="P8"><text:soft-page-break/><text:s text:c="3"/>```bash</text:p>
      <text:p text:style-name="P8"><text:s text:c="3"/>mkdir whatsapp-backend</text:p>
      <text:p text:style-name="P8"><text:s text:c="3"/>cd whatsapp-backend</text:p>
      <text:p text:style-name="P8"><text:s text:c="3"/>npm init -y</text:p>
      <text:p text:style-name="P8"><text:s text:c="3"/>```</text:p>
      <text:p text:style-name="P8">2. **Install Dependencies:**</text:p>
      <text:p text:style-name="P8"><text:s text:c="3"/>```bash</text:p>
      <text:p text:style-name="P8"><text:s text:c="3"/>npm install express ws mongoose redis jsonwebtoken bcrypt dotenv winston</text:p>
      <text:p text:style-name="P8"><text:s text:c="3"/>```</text:p>
      <text:p text:style-name="P8"/>
      <text:p text:style-name="P8">**Why:**</text:p>
      <text:p text:style-name="P8">- **Express.js** simplifies creating a server and handling routing.</text:p>
      <text:p text:style-name="P8">- **ws** allows real-time communication via WebSockets.</text:p>
      <text:p text:style-name="P8">- **Mongoose** provides an elegant MongoDB object modeling.</text:p>
      <text:p text:style-name="P8">- **Redis** is used for caching.</text:p>
      <text:p text:style-name="P8">- **jsonwebtoken and bcrypt** are used for authentication and password hashing, respectively.</text:p>
      <text:p text:style-name="P8">- **dotenv** is for environment variable management.</text:p>
      <text:p text:style-name="P8">- **winston** handles logging.</text:p>
      <text:p text:style-name="P8"/>
      <text:p text:style-name="P8">### Step 2: Set Up Express and WebSockets</text:p>
      <text:p text:style-name="P8">**How:**</text:p>
      <text:p text:style-name="P8">1. **Create `src/app.js`:**</text:p>
      <text:p text:style-name="P8"><text:s text:c="3"/>```javascript</text:p>
      <text:p text:style-name="P8"><text:s text:c="3"/>const express = require('express');</text:p>
      <text:p text:style-name="P8"><text:s text:c="3"/>const http = require('http');</text:p>
      <text:p text:style-name="P8"><text:s text:c="3"/>const WebSocket = require('ws');</text:p>
      <text:p text:style-name="P8"><text:s text:c="3"/>const dotenv = require('dotenv');</text:p>
      <text:p text:style-name="P8"/>
      <text:p text:style-name="P8"><text:s text:c="3"/>dotenv.config();</text:p>
      <text:p text:style-name="P8"/>
      <text:p text:style-name="P8"><text:s text:c="3"/>const app = express();</text:p>
      <text:p text:style-name="P8"><text:s text:c="3"/>const server = http.createServer(app);</text:p>
      <text:p text:style-name="P8"><text:s text:c="3"/>const wss = new WebSocket.Server({ server });</text:p>
      <text:p text:style-name="P8"/>
      <text:p text:style-name="P8"><text:s text:c="3"/>app.use(express.json());</text:p>
      <text:p text:style-name="P8"/>
      <text:p text:style-name="P8"><text:s text:c="3"/>app.get('/', (req, res) =&gt; {</text:p>
      <text:p text:style-name="P8"><text:s text:c="5"/>res.send('WhatsApp Backend API');</text:p>
      <text:p text:style-name="P8"><text:s text:c="3"/>});</text:p>
      <text:p text:style-name="P8"/>
      <text:p text:style-name="P8"><text:s text:c="3"/>wss.on('connection', (ws) =&gt; {</text:p>
      <text:p text:style-name="P8"><text:s text:c="5"/>console.log('A user connected');</text:p>
      <text:p text:style-name="P8"><text:s text:c="5"/>ws.on('message', (message) =&gt; {</text:p>
      <text:p text:style-name="P8"><text:s text:c="7"/>console.log('Received message: ' + message);</text:p>
      <text:p text:style-name="P8"><text:s text:c="5"/>});</text:p>
      <text:p text:style-name="P8"><text:s text:c="5"/>ws.on('close', () =&gt; {</text:p>
      <text:p text:style-name="P8"><text:s text:c="7"/>console.log('User disconnected');</text:p>
      <text:p text:style-name="P8"><text:s text:c="5"/>});</text:p>
      <text:p text:style-name="P8"><text:s text:c="3"/>});</text:p>
      <text:p text:style-name="P8"/>
      <text:p text:style-name="P8"><text:s text:c="3"/>const PORT = process.env.PORT || 5000;</text:p>
      <text:p text:style-name="P8"><text:s text:c="3"/>server.listen(PORT, () =&gt; {</text:p>
      <text:p text:style-name="P8"><text:soft-page-break/><text:s text:c="5"/>console.log(`Server running on port ${PORT}`);</text:p>
      <text:p text:style-name="P8"><text:s text:c="3"/>});</text:p>
      <text:p text:style-name="P8"><text:s text:c="3"/>```</text:p>
      <text:p text:style-name="P8"/>
      <text:p text:style-name="P8">**Why:**</text:p>
      <text:p text:style-name="P8">- Setting up Express.js for HTTP handling and `ws` for WebSocket communication is crucial for real-time messaging features.</text:p>
      <text:p text:style-name="P8"/>
      <text:p text:style-name="P8">### Step 3: Design Database Schemas</text:p>
      <text:p text:style-name="P8">**How:**</text:p>
      <text:p text:style-name="P8">1. **Create `src/models/User.js`:**</text:p>
      <text:p text:style-name="P8"><text:s text:c="3"/>```javascript</text:p>
      <text:p text:style-name="P8"><text:s text:c="3"/>const mongoose = require('mongoose');</text:p>
      <text:p text:style-name="P8"/>
      <text:p text:style-name="P8"><text:s text:c="3"/>const UserSchema = new mongoose.Schema({</text:p>
      <text:p text:style-name="P8"><text:s text:c="5"/>username: { type: String, required: true },</text:p>
      <text:p text:style-name="P8"><text:s text:c="5"/>email: { type: String, required: true },</text:p>
      <text:p text:style-name="P8"><text:s text:c="5"/>password: { type: String, required: true }</text:p>
      <text:p text:style-name="P8"><text:s text:c="3"/>});</text:p>
      <text:p text:style-name="P8"/>
      <text:p text:style-name="P8"><text:s text:c="3"/>module.exports = mongoose.model('User', UserSchema);</text:p>
      <text:p text:style-name="P8"><text:s text:c="3"/>```</text:p>
      <text:p text:style-name="P8"/>
      <text:p text:style-name="P8">2. **Create `src/models/Message.js`:**</text:p>
      <text:p text:style-name="P8"><text:s text:c="3"/>```javascript</text:p>
      <text:p text:style-name="P8"><text:s text:c="3"/>const mongoose = require('mongoose');</text:p>
      <text:p text:style-name="P8"/>
      <text:p text:style-name="P8"><text:s text:c="3"/>const MessageSchema = new mongoose.Schema({</text:p>
      <text:p text:style-name="P8"><text:s text:c="5"/>sender: { type: String, required: true },</text:p>
      <text:p text:style-name="P8"><text:s text:c="5"/>receiver: { type: String, required: true },</text:p>
      <text:p text:style-name="P8"><text:s text:c="5"/>content: { type: String, required: true },</text:p>
      <text:p text:style-name="P8"><text:s text:c="5"/>timestamp: { type: Date, default: Date.now }</text:p>
      <text:p text:style-name="P8"><text:s text:c="3"/>});</text:p>
      <text:p text:style-name="P8"/>
      <text:p text:style-name="P8"><text:s text:c="3"/>module.exports = mongoose.model('Message', MessageSchema);</text:p>
      <text:p text:style-name="P8"><text:s text:c="3"/>```</text:p>
      <text:p text:style-name="P8"/>
      <text:p text:style-name="P8">**Why:**</text:p>
      <text:p text:style-name="P8">- Defining schemas for users and messages in MongoDB allows us to enforce data structure and integrity.</text:p>
      <text:p text:style-name="P8"/>
      <text:p text:style-name="P8">### Step 4: Implement Authentication</text:p>
      <text:p text:style-name="P8">**How:**</text:p>
      <text:p text:style-name="P8">1. **Create `src/routes/auth.js`:**</text:p>
      <text:p text:style-name="P8"><text:s text:c="3"/>```javascript</text:p>
      <text:p text:style-name="P8"><text:s text:c="3"/>const express = require('express');</text:p>
      <text:p text:style-name="P8"><text:s text:c="3"/>const bcrypt = require('bcrypt');</text:p>
      <text:p text:style-name="P8"><text:s text:c="3"/>const jwt = require('jsonwebtoken');</text:p>
      <text:p text:style-name="P8"><text:s text:c="3"/>const User = require('../models/User');</text:p>
      <text:p text:style-name="P8"/>
      <text:p text:style-name="P8"><text:s text:c="3"/>const router = express.Router();</text:p>
      <text:p text:style-name="P8"/>
      <text:p text:style-name="P8"><text:soft-page-break/><text:s text:c="3"/>router.post('/register', async (req, res) =&gt; {</text:p>
      <text:p text:style-name="P8"><text:s text:c="5"/>const { username, email, password } = req.body;</text:p>
      <text:p text:style-name="P8"><text:s text:c="5"/>const hashedPassword = await bcrypt.hash(password, 10);</text:p>
      <text:p text:style-name="P8"><text:s text:c="5"/>const newUser = new User({ username, email, password: hashedPassword });</text:p>
      <text:p text:style-name="P8"><text:s text:c="5"/>await newUser.save();</text:p>
      <text:p text:style-name="P8"><text:s text:c="5"/>res.status(201).send('User registered');</text:p>
      <text:p text:style-name="P8"><text:s text:c="3"/>});</text:p>
      <text:p text:style-name="P8"/>
      <text:p text:style-name="P8"><text:s text:c="3"/>router.post('/login', async (req, res) =&gt; {</text:p>
      <text:p text:style-name="P8"><text:s text:c="5"/>const { email, password } = req.body;</text:p>
      <text:p text:style-name="P8"><text:s text:c="5"/>const user = await User.findOne({ email });</text:p>
      <text:p text:style-name="P8"><text:s text:c="5"/>if (!user) return res.status(404).send('User not found');</text:p>
      <text:p text:style-name="P8"><text:s text:c="5"/>const isPasswordValid = await bcrypt.compare(password, user.password);</text:p>
      <text:p text:style-name="P8"><text:s text:c="5"/>if (!isPasswordValid) return res.status(400).send('Invalid credentials');</text:p>
      <text:p text:style-name="P8"><text:s text:c="5"/>const token = jwt.sign({ id: user._id }, process.env.JWT_SECRET, { expiresIn: '1h' });</text:p>
      <text:p text:style-name="P8"><text:s text:c="5"/>res.json({ token });</text:p>
      <text:p text:style-name="P8"><text:s text:c="3"/>});</text:p>
      <text:p text:style-name="P8"/>
      <text:p text:style-name="P8"><text:s text:c="3"/>module.exports = router;</text:p>
      <text:p text:style-name="P8"><text:s text:c="3"/>```</text:p>
      <text:p text:style-name="P8"/>
      <text:p text:style-name="P8">2. **Add Auth Routes to `src/app.js`:**</text:p>
      <text:p text:style-name="P8"><text:s text:c="3"/>```javascript</text:p>
      <text:p text:style-name="P8"><text:s text:c="3"/>const authRoutes = require('./routes/auth');</text:p>
      <text:p text:style-name="P8"><text:s text:c="3"/>app.use('/api/auth', authRoutes);</text:p>
      <text:p text:style-name="P8"><text:s text:c="3"/>```</text:p>
      <text:p text:style-name="P8"/>
      <text:p text:style-name="P8">**Why:**</text:p>
      <text:p text:style-name="P8">- Authentication is crucial for securing user data and ensuring only authorized users can access the application.</text:p>
      <text:p text:style-name="P8"/>
      <text:p text:style-name="P8">### Step 5: Develop Core Services</text:p>
      <text:p text:style-name="P8">**How:**</text:p>
      <text:p text:style-name="P8">1. **Messaging Service (`src/routes/message.js`):**</text:p>
      <text:p text:style-name="P8"><text:s text:c="3"/>```javascript</text:p>
      <text:p text:style-name="P8"><text:s text:c="3"/>const express = require('express');</text:p>
      <text:p text:style-name="P8"><text:s text:c="3"/>const Message = require('../models/Message');</text:p>
      <text:p text:style-name="P8"/>
      <text:p text:style-name="P8"><text:s text:c="3"/>const router = express.Router();</text:p>
      <text:p text:style-name="P8"/>
      <text:p text:style-name="P8"><text:s text:c="3"/>router.post('/send', async (req, res) =&gt; {</text:p>
      <text:p text:style-name="P8"><text:s text:c="5"/>const { sender, receiver, content } = req.body;</text:p>
      <text:p text:style-name="P8"><text:s text:c="5"/>const newMessage = new Message({ sender, receiver, content });</text:p>
      <text:p text:style-name="P8"><text:s text:c="5"/>await newMessage.save();</text:p>
      <text:p text:style-name="P8"><text:s text:c="5"/>res.status(201).send('Message sent');</text:p>
      <text:p text:style-name="P8"><text:s text:c="3"/>});</text:p>
      <text:p text:style-name="P8"/>
      <text:p text:style-name="P8"><text:s text:c="3"/>router.get('/conversation/:user1/:user2', async (req, res) =&gt; {</text:p>
      <text:p text:style-name="P8"><text:s text:c="5"/>const { user1, user2 } = req.params;</text:p>
      <text:p text:style-name="P8"><text:s text:c="5"/>const conversation = await Message.find({</text:p>
      <text:p text:style-name="P8"><text:s text:c="7"/>$or: [</text:p>
      <text:p text:style-name="P8"><text:s text:c="9"/>{ sender: user1, receiver: user2 },</text:p>
      <text:p text:style-name="P8"><text:soft-page-break/><text:s text:c="9"/>{ sender: user2, receiver: user1 }</text:p>
      <text:p text:style-name="P8"><text:s text:c="7"/>]</text:p>
      <text:p text:style-name="P8"><text:s text:c="5"/>}).sort({ timestamp: 1 });</text:p>
      <text:p text:style-name="P8"><text:s text:c="5"/>res.json(conversation);</text:p>
      <text:p text:style-name="P8"><text:s text:c="3"/>});</text:p>
      <text:p text:style-name="P8"/>
      <text:p text:style-name="P8"><text:s text:c="3"/>module.exports = router;</text:p>
      <text:p text:style-name="P8"><text:s text:c="3"/>```</text:p>
      <text:p text:style-name="P8"/>
      <text:p text:style-name="P8">2. **Presence Service:**</text:p>
      <text:p text:style-name="P8"><text:s text:c="3"/>- Implement user presence tracking using WebSockets:</text:p>
      <text:p text:style-name="P8"><text:s text:c="5"/>```javascript</text:p>
      <text:p text:style-name="P8"><text:s text:c="5"/>const users = {};</text:p>
      <text:p text:style-name="P8"/>
      <text:p text:style-name="P8"><text:s text:c="5"/>wss.on('connection', (ws) =&gt; {</text:p>
      <text:p text:style-name="P8"><text:s text:c="7"/>ws.on('message', (message) =&gt; {</text:p>
      <text:p text:style-name="P8"><text:s text:c="9"/>const parsedMessage = JSON.parse(message);</text:p>
      <text:p text:style-name="P8"><text:s text:c="9"/>if (parsedMessage.type === 'user-online') {</text:p>
      <text:p text:style-name="P8"><text:s text:c="11"/>users[parsedMessage.userId] = ws;</text:p>
      <text:p text:style-name="P8"><text:s text:c="9"/>} else if (parsedMessage.type === 'user-offline') {</text:p>
      <text:p text:style-name="P8"><text:s text:c="11"/>delete users[parsedMessage.userId];</text:p>
      <text:p text:style-name="P8"><text:s text:c="9"/>}</text:p>
      <text:p text:style-name="P8"><text:s text:c="7"/>});</text:p>
      <text:p text:style-name="P8"><text:s text:c="7"/>ws.on('close', () =&gt; {</text:p>
      <text:p text:style-name="P8"><text:s text:c="9"/>for (const userId in users) {</text:p>
      <text:p text:style-name="P8"><text:s text:c="11"/>if (users[userId] === ws) {</text:p>
      <text:p text:style-name="P8"><text:s text:c="13"/>delete users[userId];</text:p>
      <text:p text:style-name="P8"><text:s text:c="13"/>break;</text:p>
      <text:p text:style-name="P8"><text:s text:c="11"/>}</text:p>
      <text:p text:style-name="P8"><text:s text:c="9"/>}</text:p>
      <text:p text:style-name="P8"><text:s text:c="7"/>});</text:p>
      <text:p text:style-name="P8"><text:s text:c="5"/>});</text:p>
      <text:p text:style-name="P8"><text:s text:c="5"/>```</text:p>
      <text:p text:style-name="P8"/>
      <text:p text:style-name="P8">**Why:**</text:p>
      <text:p text:style-name="P8">- Core services like messaging and presence are essential for the primary functionality of a chat application.</text:p>
      <text:p text:style-name="P8"/>
      <text:p text:style-name="P8">### Step 6: Media Handling</text:p>
      <text:p text:style-name="P8">**How:**</text:p>
      <text:p text:style-name="P8">1. **Set Up AWS S3 for Media Storage:**</text:p>
      <text:p text:style-name="P8"><text:s text:c="3"/>- Install AWS SDK:</text:p>
      <text:p text:style-name="P8"><text:s text:c="5"/>```bash</text:p>
      <text:p text:style-name="P8"><text:s text:c="5"/>npm install aws-sdk multer multer-s3</text:p>
      <text:p text:style-name="P8"><text:s text:c="5"/>```</text:p>
      <text:p text:style-name="P8"/>
      <text:p text:style-name="P8">2. **Create Media Upload Handler (`src/routes/media.js`):**</text:p>
      <text:p text:style-name="P8"><text:s text:c="3"/>```javascript</text:p>
      <text:p text:style-name="P8"><text:s text:c="3"/>const express = require('express');</text:p>
      <text:p text:style-name="P8"><text:s text:c="3"/>const multer = require('multer');</text:p>
      <text:p text:style-name="P8"><text:s text:c="3"/>const multerS3 = require('multer-s3');</text:p>
      <text:p text:style-name="P8"><text:s text:c="3"/>const AWS = require('aws-sdk');</text:p>
      <text:p text:style-name="P8"><text:soft-page-break/></text:p>
      <text:p text:style-name="P8"><text:s text:c="3"/>const router = express.Router();</text:p>
      <text:p text:style-name="P8"><text:s text:c="3"/>const s3 = new AWS.S3();</text:p>
      <text:p text:style-name="P8"/>
      <text:p text:style-name="P8"><text:s text:c="3"/>const upload = multer({</text:p>
      <text:p text:style-name="P8"><text:s text:c="5"/>storage: multerS3({</text:p>
      <text:p text:style-name="P8"><text:s text:c="7"/>s3,</text:p>
      <text:p text:style-name="P8"><text:s text:c="7"/>bucket: 'your-bucket-name',</text:p>
      <text:p text:style-name="P8"><text:s text:c="7"/>acl: 'public-read',</text:p>
      <text:p text:style-name="P8"><text:s text:c="7"/>metadata: (req, file, cb) =&gt; {</text:p>
      <text:p text:style-name="P8"><text:s text:c="9"/>cb(null, { fieldName: file.fieldname });</text:p>
      <text:p text:style-name="P8"><text:s text:c="7"/>},</text:p>
      <text:p text:style-name="P8"><text:s text:c="7"/>key: (req, file, cb) =&gt; {</text:p>
      <text:p text:style-name="P8"><text:s text:c="9"/>cb(null, Date.now().toString());</text:p>
      <text:p text:style-name="P8"><text:s text:c="7"/>}</text:p>
      <text:p text:style-name="P8"><text:s text:c="5"/>})</text:p>
      <text:p text:style-name="P8"><text:s text:c="3"/>});</text:p>
      <text:p text:style-name="P8"/>
      <text:p text:style-name="P8"><text:s text:c="3"/>router.post('/upload', upload.single('file'), (req, res) =&gt; {</text:p>
      <text:p text:style-name="P8"><text:s text:c="5"/>res.status(200).send(req.file.location);</text:p>
      <text:p text:style-name="P8"><text:s text:c="3"/>});</text:p>
      <text:p text:style-name="P8"/>
      <text:p text:style-name="P8"><text:s text:c="3"/>module.exports = router;</text:p>
      <text:p text:style-name="P8"><text:s text:c="3"/>```</text:p>
      <text:p text:style-name="P8"/>
      <text:p text:style-name="P8">3. **Add Media Routes to `src/app.js`:**</text:p>
      <text:p text:style-name="P8"><text:s text:c="3"/>```javascript</text:p>
      <text:p text:style-name="P8"><text:s text:c="3"/>const mediaRoutes = require('./routes/media');</text:p>
      <text:p text:style-name="P8"><text:s text:c="3"/>app.use('/api/media', mediaRoutes);</text:p>
      <text:p text:style-name="P8"><text:s text:c="3"/>```</text:p>
      <text:p text:style-name="P8"/>
      <text:p text:style-name="P8">**Why:**</text:p>
      <text:p text:style-name="P8">- Handling media uploads and storage is critical for supporting features like image and video sharing.</text:p>
      <text:p text:style-name="P8"/>
      <text:p text:style-name="P8">### Step 7: Notification Service</text:p>
      <text:p text:style-name="P8">**How:**</text:p>
      <text:p text:style-name="P8">1. **Set Up Firebase Cloud Messaging (FCM):**</text:p>
      <text:p text:style-name="P8"><text:s text:c="3"/>- Install FCM SDK:</text:p>
      <text:p text:style-name="P8"><text:s text:c="5"/>```bash</text:p>
      <text:p text:style-name="P8"><text:s text:c="5"/>npm install firebase-admin</text:p>
      <text:p text:style-name="P8"><text:s text:c="5"/>```</text:p>
      <text:p text:style-name="P8"/>
      <text:p text:style-name="P8">2. **Create Notification Service (`src/services/notification.js`):**</text:p>
      <text:p text:style-name="P8"><text:s text:c="3"/>```javascript</text:p>
      <text:p text:style-name="P8"><text:s text:c="3"/>const admin = require('firebase-admin');</text:p>
      <text:p text:style-name="P8"/>
      <text:p text:style-name="P8"><text:s text:c="3"/>admin.initializeApp({</text:p>
      <text:p text:style-name="P8"><text:s text:c="5"/>credential: admin.credential.applicationDefault()</text:p>
      <text:p text:style-name="P8"><text:s text:c="3"/>});</text:p>
      <text:p text:style-name="P8"/>
      <text:p text:style-name="P8"><text:s text:c="3"/>const sendNotification = (token, message) =&gt; {</text:p>
      <text:p text:style-name="P8"><text:soft-page-break/><text:s text:c="5"/>const payload = {</text:p>
      <text:p text:style-name="P8"><text:s text:c="7"/>notification: {</text:p>
      <text:p text:style-name="P8"><text:s text:c="9"/>title: 'New Message',</text:p>
      <text:p text:style-name="P8"><text:s text:c="9"/>body: message</text:p>
      <text:p text:style-name="P8"><text:s text:c="7"/>}</text:p>
      <text:p text:style-name="P8"><text:s text:c="5"/>};</text:p>
      <text:p text:style-name="P8"/>
      <text:p text:style-name="P8"><text:s text:c="5"/>admin.messaging().sendToDevice(token, payload)</text:p>
      <text:p text:style-name="P8"><text:s text:c="7"/>.then(response =&gt; console.log('Notification sent successfully:', response))</text:p>
      <text:p text:style-name="P8"><text:s text:c="7"/>.catch(error =&gt; console.log('Error sending notification:', error));</text:p>
      <text:p text:style-name="P8"><text:s text:c="3"/>};</text:p>
      <text:p text:style-name="P8"/>
      <text:p text:style-name="P8"><text:s text:c="3"/>module.exports = { sendNotification };</text:p>
      <text:p text:style-name="P8"><text:s text:c="3"/>```</text:p>
      <text:p text:style-name="P8"/>
      <text:p text:style-name="P8">**Why:**</text:p>
      <text:p text:style-name="P8">- Notifications keep users engaged and informed about new messages or events in the app.</text:p>
      <text:p text:style-name="P8"/>
      <text:p text:style-name="P8">### Step 8: Monitoring and Logging</text:p>
      <text:p text:style-name="P8">**How:**</text:p>
      <text:p text:style-name="P8">1. **Set Up Prometheus and Grafana:**</text:p>
      <text:p text:style-name="P8"><text:s text:c="3"/>- Use Docker to run Prometheus and Grafana:</text:p>
      <text:p text:style-name="P8"><text:s text:c="5"/>```bash</text:p>
      <text:p text:style-name="P8"><text:s text:c="5"/>docker run -d --name prometheus -p 9090:9090 prom/prometheus</text:p>
      <text:p text:style-name="P8"><text:s text:c="5"/>docker run -d --name grafana -p 3000:3000 grafana/grafana</text:p>
      <text:p text:style-name="P8"><text:s text:c="5"/>```</text:p>
      <text:p text:style-name="P8"/>
      <text:p text:style-name="P8">2. **Configure Node.js to Expose Metrics:**</text:p>
      <text:p text:style-name="P8"><text:s text:c="3"/>```javascript</text:p>
      <text:p text:style-name="P8"><text:s text:c="3"/>const client = require('prom-client');</text:p>
      <text:p text:style-name="P8"/>
      <text:p text:style-name="P8"><text:s text:c="3"/>const collectDefaultMetrics = client.collectDefaultMetrics;</text:p>
      <text:p text:style-name="P8"><text:s text:c="3"/>collectDefaultMetrics();</text:p>
      <text:p text:style-name="P8"/>
      <text:p text:style-name="P8"><text:s text:c="3"/>app.get('/metrics', async (req, res) =&gt; {</text:p>
      <text:p text:style-name="P8"><text:s text:c="5"/>res.set('Content-Type',</text:p>
      <text:p text:style-name="P8"/>
      <text:p text:style-name="P8"><text:s/>client.register.contentType);</text:p>
      <text:p text:style-name="P8"><text:s text:c="5"/>res.end(await client.register.metrics());</text:p>
      <text:p text:style-name="P8"><text:s text:c="3"/>});</text:p>
      <text:p text:style-name="P8"><text:s text:c="3"/>```</text:p>
      <text:p text:style-name="P8"/>
      <text:p text:style-name="P8">3. **Set Up Winston for Logging:**</text:p>
      <text:p text:style-name="P8"><text:s text:c="3"/>```javascript</text:p>
      <text:p text:style-name="P8"><text:s text:c="3"/>const winston = require('winston');</text:p>
      <text:p text:style-name="P8"/>
      <text:p text:style-name="P8"><text:s text:c="3"/>const logger = winston.createLogger({</text:p>
      <text:p text:style-name="P8"><text:s text:c="5"/>level: 'info',</text:p>
      <text:p text:style-name="P8"><text:s text:c="5"/>format: winston.format.json(),</text:p>
      <text:p text:style-name="P8"><text:s text:c="5"/>transports: [</text:p>
      <text:p text:style-name="P8"><text:s text:c="7"/>new winston.transports.File({ filename: 'error.log', level: 'error' }),</text:p>
      <text:p text:style-name="P8"><text:s text:c="7"/>new winston.transports.File({ filename: 'combined.log' })</text:p>
      <text:p text:style-name="P8"><text:soft-page-break/><text:s text:c="5"/>]</text:p>
      <text:p text:style-name="P8"><text:s text:c="3"/>});</text:p>
      <text:p text:style-name="P8"/>
      <text:p text:style-name="P8"><text:s text:c="3"/>if (process.env.NODE_ENV !== 'production') {</text:p>
      <text:p text:style-name="P8"><text:s text:c="5"/>logger.add(new winston.transports.Console({</text:p>
      <text:p text:style-name="P8"><text:s text:c="7"/>format: winston.format.simple()</text:p>
      <text:p text:style-name="P8"><text:s text:c="5"/>}));</text:p>
      <text:p text:style-name="P8"><text:s text:c="3"/>}</text:p>
      <text:p text:style-name="P8"><text:s text:c="3"/>```</text:p>
      <text:p text:style-name="P8"/>
      <text:p text:style-name="P8">**Why:**</text:p>
      <text:p text:style-name="P8">- Monitoring and logging are essential for maintaining the health of the application and quickly identifying and resolving issues.</text:p>
      <text:p text:style-name="P8"/>
      <text:p text:style-name="P8">### Step 9: Deployment</text:p>
      <text:p text:style-name="P8">**How:**</text:p>
      <text:p text:style-name="P8">1. **Containerize the Application Using Docker:**</text:p>
      <text:p text:style-name="P8"><text:s text:c="3"/>- Create `Dockerfile`:</text:p>
      <text:p text:style-name="P8"><text:s text:c="5"/>```Dockerfile</text:p>
      <text:p text:style-name="P8"><text:s text:c="5"/>FROM node:14</text:p>
      <text:p text:style-name="P8"/>
      <text:p text:style-name="P8"><text:s text:c="5"/>WORKDIR /app</text:p>
      <text:p text:style-name="P8"/>
      <text:p text:style-name="P8"><text:s text:c="5"/>COPY package*.json ./</text:p>
      <text:p text:style-name="P8"><text:s text:c="5"/>RUN npm install</text:p>
      <text:p text:style-name="P8"/>
      <text:p text:style-name="P8"><text:s text:c="5"/>COPY . .</text:p>
      <text:p text:style-name="P8"/>
      <text:p text:style-name="P8"><text:s text:c="5"/>EXPOSE 5000</text:p>
      <text:p text:style-name="P8"><text:s text:c="5"/>CMD ["npm", "start"]</text:p>
      <text:p text:style-name="P8"><text:s text:c="5"/>```</text:p>
      <text:p text:style-name="P8"/>
      <text:p text:style-name="P8">2. **Set Up Docker Compose:**</text:p>
      <text:p text:style-name="P8"><text:s text:c="3"/>- Create `docker-compose.yml`:</text:p>
      <text:p text:style-name="P8"><text:s text:c="5"/>```yaml</text:p>
      <text:p text:style-name="P8"><text:s text:c="5"/>version: '3'</text:p>
      <text:p text:style-name="P8"><text:s text:c="5"/>services:</text:p>
      <text:p text:style-name="P8"><text:s text:c="7"/>app:</text:p>
      <text:p text:style-name="P8"><text:s text:c="9"/>build: .</text:p>
      <text:p text:style-name="P8"><text:s text:c="9"/>ports:</text:p>
      <text:p text:style-name="P8"><text:s text:c="11"/>- "5000:5000"</text:p>
      <text:p text:style-name="P8"><text:s text:c="9"/>environment:</text:p>
      <text:p text:style-name="P8"><text:s text:c="11"/>- NODE_ENV=production</text:p>
      <text:p text:style-name="P8"><text:s text:c="11"/>- PORT=5000</text:p>
      <text:p text:style-name="P8"><text:s text:c="11"/>- MONGO_URI=mongodb://mongo:27017/whatsapp</text:p>
      <text:p text:style-name="P8"><text:s text:c="11"/>- REDIS_URL=redis://redis:6379</text:p>
      <text:p text:style-name="P8"><text:s text:c="11"/>- JWT_SECRET=your_jwt_secret</text:p>
      <text:p text:style-name="P8"><text:s text:c="7"/>mongo:</text:p>
      <text:p text:style-name="P8"><text:s text:c="9"/>image: mongo</text:p>
      <text:p text:style-name="P8"><text:s text:c="9"/>ports:</text:p>
      <text:p text:style-name="P8"><text:s text:c="11"/>- "27017:27017"</text:p>
      <text:p text:style-name="P8"><text:s text:c="7"/>redis:</text:p>
      <text:p text:style-name="P8"><text:soft-page-break/><text:s text:c="9"/>image: redis</text:p>
      <text:p text:style-name="P8"><text:s text:c="9"/>ports:</text:p>
      <text:p text:style-name="P8"><text:s text:c="11"/>- "6379:6379"</text:p>
      <text:p text:style-name="P8"><text:s text:c="5"/>```</text:p>
      <text:p text:style-name="P8"/>
      <text:p text:style-name="P8">3. **Deploy Using Kubernetes:**</text:p>
      <text:p text:style-name="P8"><text:s text:c="3"/>- Write Kubernetes configuration files for your services and deploy them using `kubectl`.</text:p>
      <text:p text:style-name="P8"/>
      <text:p text:style-name="P8">**Why:**</text:p>
      <text:p text:style-name="P8">- Docker and Kubernetes enable scalable and consistent deployment across different environments, ensuring the application can handle a large number of concurrent users.</text:p>
      <text:p text:style-name="P8"/>
      <text:p text:style-name="P8">By following these steps, you can create a scalable and high-performance backend for a WhatsApp-like application using Node.js and the `ws` library for WebSocket connect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1:34:26.953365062</meta:creation-date>
    <dc:date>2024-06-23T18:30:20.268500727</dc:date>
    <meta:editing-duration>PT6H55M5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9" meta:paragraph-count="1127" meta:word-count="5468" meta:character-count="43690" meta:non-whitespace-character-count="35574"/>
  </office:meta>
</office:document-meta>
</file>